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E7ABE2A75C522F13.png" manifest:media-type="image/png"/>
  <manifest:file-entry manifest:full-path="Pictures/100000000000019000000190998ECE14BEA8353B.png" manifest:media-type="image/png"/>
  <manifest:file-entry manifest:full-path="Pictures/1000000000000C300000107049C403F91784F1B4.jpg" manifest:media-type="image/jpeg"/>
  <manifest:file-entry manifest:full-path="Pictures/100000000000032000000190A74EDB033691DE54.png" manifest:media-type="image/png"/>
  <manifest:file-entry manifest:full-path="Pictures/100000000000021E000001AE1F3A9CDEE26E2270.png" manifest:media-type="image/png"/>
  <manifest:file-entry manifest:full-path="Pictures/10000000000002A4000001AE59BF7B3FAD5784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475cm" fo:min-width="1.96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7cm" fo:min-width="7.21cm"/>
    </style:style>
    <style:style style:name="gr4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946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2.652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6cm"/>
      <style:paragraph-properties style:writing-mode="lr-tb"/>
    </style:style>
    <style:style style:name="gr9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2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4cm"/>
      <style:paragraph-properties style:writing-mode="lr-tb"/>
    </style:style>
    <style:style style:name="gr14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4.47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1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24" style:family="graphic" style:parent-style-name="standard">
      <style:graphic-properties svg:stroke-width="0.106cm" svg:stroke-color="#3333ff" draw:marker-start-width="0.359cm" draw:marker-end-width="0.359cm" draw:fill-color="#3333ff" draw:opacity="30%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0000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63cm" fo:min-width="2.954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411cm" fo:min-width="4.2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  <style:paragraph-properties style:writing-mode="lr-tb"/>
    </style:style>
    <style:style style:name="gr29" style:family="graphic" style:parent-style-name="standard">
      <style:graphic-properties svg:stroke-width="0.106cm" svg:stroke-color="#3333ff" draw:marker-start-width="0.359cm" draw:marker-end-width="0.359cm" draw:fill-color="#3333ff" draw:opacity="60%" draw:textarea-horizontal-align="justify" draw:textarea-vertical-align="middle" draw:auto-grow-height="false" fo:min-height="0.406cm" fo:min-width="4.39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2cm" fo:min-width="0cm"/>
    </style:style>
    <style:style style:name="gr34" style:family="graphic" style:parent-style-name="standard">
      <style:graphic-properties svg:stroke-width="0.106cm" svg:stroke-color="#ff0000" draw:marker-start-width="0.359cm" draw:marker-end-width="0.359cm" draw:fill-color="#ff0000" draw:opacity="4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081cm" svg:stroke-color="#ff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604cm" fo:min-width="2.853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-color="#ff0000" draw:opacity="60%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00" draw:marker-start-width="0.359cm" draw:marker-end-width="0.359cm" draw:fill-color="#ff0000" draw:opacity="10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1.864cm" fo:min-width="6.145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29.038cm" fo:min-width="5.08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1.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  <style:paragraph-properties style:writing-mode="lr-tb"/>
    </style:style>
    <style:style style:name="gr5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2.63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57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04cm" fo:min-width="9.01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6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1.35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6cm"/>
      <style:paragraph-properties style:writing-mode="lr-tb"/>
    </style:style>
    <style:style style:name="gr7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2.82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  <style:paragraph-properties style:writing-mode="lr-tb"/>
    </style:style>
    <style:style style:name="gr72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29cm" fo:min-width="9.55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  <style:paragraph-properties style:writing-mode="lr-tb"/>
    </style:style>
    <style:style style:name="gr76" style:family="graphic" style:parent-style-name="objectwithoutfill">
      <style:graphic-properties svg:stroke-width="0.159cm" svg:stroke-color="#127622" draw:marker-start-width="0.437cm" draw:marker-end="Arrow" draw:marker-end-width="0.745cm" draw:fill="none" draw:textarea-vertical-align="middle" fo:padding-top="0.203cm" fo:padding-bottom="0.203cm" fo:padding-left="0.328cm" fo:padding-right="0.328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-color="#3333ff" draw:opacity="30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3333ff" draw:opacity="60%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ff0000" draw:opacity="40%"/>
      <style:paragraph-properties fo:text-align="center"/>
    </style:style>
    <style:style style:name="P16" style:family="paragraph">
      <loext:graphic-properties draw:fill-color="#ff0000" draw:opacity="60%"/>
      <style:paragraph-properties fo:text-align="center"/>
    </style:style>
    <style:style style:name="P17" style:family="paragraph">
      <loext:graphic-properties draw:fill-color="#ff0000" draw:opacity="10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super 58%"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9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10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Times New Roman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56.574cm" svg:y="17.513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8.974cm" svg:y="17.5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4cm" svg:y="17.5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4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46.9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32.673cm" svg:height="16.19cm" svg:x="-1.012cm" svg:y="32.021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2" draw:text-style-name="P2" draw:layer="layout" svg:width="2.465cm" svg:height="11.725cm" svg:x="-1.561cm" svg:y="3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1cm" svg:height="1.377cm" svg:x="28.6cm" svg:y="31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93cm" svg:height="6.62cm" draw:transform="skewX (-0.00314159265358979) rotate (-1.56660753659011) translate (8.757cm 47.41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7.432cm" svg:height="1.577cm" svg:x="3.547cm" svg:y="48.346cm">
          <draw:text-box>
            <text:p><text:span text:style-name="T1">MIDDAY</text:span></text:p>
          </draw:text-box>
        </draw:frame>
        <draw:custom-shape draw:style-name="gr4" draw:text-style-name="P3" draw:layer="layout" svg:width="0.776cm" svg:height="6.62cm" draw:transform="skewX (0.000523598775598299) rotate (-1.56660753659011) translate (15.967cm 47.3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7.441cm" svg:height="1.608cm" svg:x="11.262cm" svg:y="48.287cm">
          <draw:text-box>
            <text:p><text:span text:style-name="T1">DUSK</text:span></text:p>
          </draw:text-box>
        </draw:frame>
        <draw:custom-shape draw:style-name="gr7" draw:text-style-name="P3" draw:layer="layout" svg:width="0.777cm" svg:height="13.696cm" draw:transform="skewX (-0.000872664625997165) rotate (-1.56660753659011) translate (29.941cm 47.3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8.697cm" svg:height="2.796cm" svg:x="19.605cm" svg:y="48.258cm">
          <draw:text-box>
            <text:p><text:span text:style-name="T1">NIGHT/DAWN</text:span></text:p>
          </draw:text-box>
        </draw:frame>
        <draw:line draw:style-name="gr9" draw:text-style-name="P1" draw:layer="layout" svg:x1="2.431cm" svg:y1="44.137cm" svg:x2="4.001cm" svg:y2="44.137cm">
          <text:p/>
        </draw:line>
        <draw:frame draw:style-name="gr10" draw:text-style-name="P5" draw:layer="layout" svg:width="5.431cm" svg:height="1.135cm" draw:transform="rotate (1.5707963267949) translate (2.504cm 47.345cm)">
          <draw:text-box>
            <text:p><text:span text:style-name="T2">LD ZT4</text:span></text:p>
          </draw:text-box>
        </draw:frame>
        <draw:line draw:style-name="gr9" draw:text-style-name="P1" draw:layer="layout" svg:x1="4.746cm" svg:y1="44.137cm" svg:x2="6.316cm" svg:y2="44.137cm">
          <text:p/>
        </draw:line>
        <draw:frame draw:style-name="gr10" draw:text-style-name="P5" draw:layer="layout" svg:width="5.431cm" svg:height="1.135cm" draw:transform="rotate (1.5707963267949) translate (4.844cm 47.345cm)">
          <draw:text-box>
            <text:p><text:span text:style-name="T2">SD ZT4</text:span></text:p>
          </draw:text-box>
        </draw:frame>
        <draw:line draw:style-name="gr9" draw:text-style-name="P1" draw:layer="layout" svg:x1="7.063cm" svg:y1="44.137cm" svg:x2="8.633cm" svg:y2="44.137cm">
          <text:p/>
        </draw:line>
        <draw:frame draw:style-name="gr11" draw:text-style-name="P5" draw:layer="layout" svg:width="5.431cm" svg:height="1.133cm" draw:transform="rotate (1.5707963267949) translate (7.133cm 47.345cm)">
          <draw:text-box>
            <text:p><text:span text:style-name="T2">LD ZT8</text:span></text:p>
          </draw:text-box>
        </draw:frame>
        <draw:line draw:style-name="gr12" draw:text-style-name="P1" draw:layer="layout" svg:x1="9.378cm" svg:y1="44.137cm" svg:x2="10.948cm" svg:y2="44.137cm">
          <text:p/>
        </draw:line>
        <draw:frame draw:style-name="gr13" draw:text-style-name="P5" draw:layer="layout" svg:width="5.431cm" svg:height="1.134cm" draw:transform="rotate (1.5707963267949) translate (9.616cm 47.345cm)">
          <draw:text-box>
            <text:p><text:span text:style-name="T2">SD ZT8</text:span></text:p>
          </draw:text-box>
        </draw:frame>
        <draw:line draw:style-name="gr12" draw:text-style-name="P1" draw:layer="layout" svg:x1="11.849cm" svg:y1="44.137cm" svg:x2="13.419cm" svg:y2="44.137cm">
          <text:p/>
        </draw:line>
        <draw:frame draw:style-name="gr10" draw:text-style-name="P5" draw:layer="layout" svg:width="5.43cm" svg:height="1.135cm" draw:transform="rotate (1.5707963267949) translate (12.099cm 47.582cm)">
          <draw:text-box>
            <text:p><text:span text:style-name="T2">LD ZT16</text:span></text:p>
          </draw:text-box>
        </draw:frame>
        <draw:line draw:style-name="gr12" draw:text-style-name="P1" draw:layer="layout" svg:x1="14.182cm" svg:y1="44.137cm" svg:x2="15.752cm" svg:y2="44.137cm">
          <text:p/>
        </draw:line>
        <draw:frame draw:style-name="gr10" draw:text-style-name="P5" draw:layer="layout" svg:width="5.43cm" svg:height="1.135cm" draw:transform="rotate (1.5707963267949) translate (14.442cm 47.582cm)">
          <draw:text-box>
            <text:p><text:span text:style-name="T2">LD ZT12</text:span></text:p>
          </draw:text-box>
        </draw:frame>
        <draw:line draw:style-name="gr14" draw:text-style-name="P1" draw:layer="layout" svg:x1="16.482cm" svg:y1="44.137cm" svg:x2="18.052cm" svg:y2="44.137cm">
          <text:p/>
        </draw:line>
        <draw:frame draw:style-name="gr11" draw:text-style-name="P5" draw:layer="layout" svg:width="5.431cm" svg:height="1.133cm" draw:transform="rotate (1.5707963267949) translate (16.572cm 47.345cm)">
          <draw:text-box>
            <text:p><text:span text:style-name="T2">LD ZT0</text:span></text:p>
          </draw:text-box>
        </draw:frame>
        <draw:line draw:style-name="gr14" draw:text-style-name="P1" draw:layer="layout" svg:x1="18.798cm" svg:y1="44.137cm" svg:x2="20.368cm" svg:y2="44.137cm">
          <text:p/>
        </draw:line>
        <draw:frame draw:style-name="gr10" draw:text-style-name="P5" draw:layer="layout" svg:width="5.429cm" svg:height="1.135cm" draw:transform="rotate (1.5707963267949) translate (18.87cm 47.7cm)">
          <draw:text-box>
            <text:p><text:span text:style-name="T2">LD ZT20</text:span></text:p>
          </draw:text-box>
        </draw:frame>
        <draw:line draw:style-name="gr14" draw:text-style-name="P1" draw:layer="layout" svg:x1="21.268cm" svg:y1="44.137cm" svg:x2="22.838cm" svg:y2="44.137cm">
          <text:p/>
        </draw:line>
        <draw:frame draw:style-name="gr13" draw:text-style-name="P5" draw:layer="layout" svg:width="5.43cm" svg:height="1.134cm" draw:transform="rotate (1.5707963267949) translate (21.342cm 47.463cm)">
          <draw:text-box>
            <text:p><text:span text:style-name="T2">SD ZT12</text:span></text:p>
          </draw:text-box>
        </draw:frame>
        <draw:line draw:style-name="gr14" draw:text-style-name="P1" draw:layer="layout" svg:x1="23.584cm" svg:y1="44.137cm" svg:x2="25.154cm" svg:y2="44.137cm">
          <text:p/>
        </draw:line>
        <draw:frame draw:style-name="gr13" draw:text-style-name="P5" draw:layer="layout" svg:width="5.43cm" svg:height="1.134cm" draw:transform="rotate (1.5707963267949) translate (23.682cm 47.463cm)">
          <draw:text-box>
            <text:p><text:span text:style-name="T2">SD ZT16</text:span></text:p>
          </draw:text-box>
        </draw:frame>
        <draw:line draw:style-name="gr14" draw:text-style-name="P1" draw:layer="layout" svg:x1="25.9cm" svg:y1="44.137cm" svg:x2="27.47cm" svg:y2="44.137cm">
          <text:p/>
        </draw:line>
        <draw:frame draw:style-name="gr10" draw:text-style-name="P5" draw:layer="layout" svg:width="5.43cm" svg:height="1.135cm" draw:transform="rotate (1.5707963267949) translate (25.969cm 47.463cm)">
          <draw:text-box>
            <text:p><text:span text:style-name="T2">SD ZT20</text:span></text:p>
          </draw:text-box>
        </draw:frame>
        <draw:line draw:style-name="gr14" draw:text-style-name="P1" draw:layer="layout" svg:x1="28.217cm" svg:y1="44.137cm" svg:x2="29.787cm" svg:y2="44.137cm">
          <text:p/>
        </draw:line>
        <draw:frame draw:style-name="gr10" draw:text-style-name="P5" draw:layer="layout" svg:width="5.431cm" svg:height="1.135cm" draw:transform="rotate (1.5707963267949) translate (28.309cm 47.345cm)">
          <draw:text-box>
            <text:p><text:span text:style-name="T2">SD ZT0</text:span></text:p>
          </draw:text-box>
        </draw:frame>
        <draw:custom-shape draw:style-name="gr15" draw:text-style-name="P6" draw:layer="layout" svg:width="5.08cm" svg:height="0.762cm" svg:x="35.307cm" svg:y="5.4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5.41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8.5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8.547cm)">
          <draw:text-box>
            <text:p><text:span text:style-name="T3">ZT8</text:span></text:p>
          </draw:text-box>
        </draw:frame>
        <draw:line draw:style-name="gr9" draw:text-style-name="P1" draw:layer="layout" svg:x1="35.315cm" svg:y1="6.16cm" svg:x2="35.315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36.566cm" svg:y1="6.16cm" svg:x2="36.566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40.417cm" svg:y1="6.16cm" svg:x2="40.417cm" svg:y2="6.414cm">
          <text:p/>
        </draw:line>
        <draw:line draw:style-name="gr9" draw:text-style-name="P1" draw:layer="layout" svg:x1="39.117cm" svg:y1="6.16cm" svg:x2="39.117cm" svg:y2="6.414cm">
          <text:p/>
        </draw:line>
        <draw:frame draw:style-name="gr18" draw:text-style-name="P8" draw:layer="layout" svg:width="4.826cm" svg:height="1.668cm" draw:transform="rotate (1.5707963267949) translate (38.56cm 8.5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8.547cm)">
          <draw:text-box>
            <text:p><text:span text:style-name="T3">ZT16</text:span></text:p>
          </draw:text-box>
        </draw:frame>
        <draw:line draw:style-name="gr9" draw:text-style-name="P1" draw:layer="layout" svg:x1="40.406cm" svg:y1="6.16cm" svg:x2="40.406cm" svg:y2="6.414cm">
          <text:p/>
        </draw:line>
        <draw:line draw:style-name="gr9" draw:text-style-name="P1" draw:layer="layout" svg:x1="42.957cm" svg:y1="6.16cm" svg:x2="42.957cm" svg:y2="6.414cm">
          <text:p/>
        </draw:line>
        <draw:line draw:style-name="gr9" draw:text-style-name="P1" draw:layer="layout" svg:x1="41.657cm" svg:y1="6.16cm" svg:x2="41.657cm" svg:y2="6.414cm">
          <text:p/>
        </draw:line>
        <draw:frame draw:style-name="gr18" draw:text-style-name="P8" draw:layer="layout" svg:width="4.826cm" svg:height="1.668cm" draw:transform="rotate (1.5707963267949) translate (41.16cm 8.5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8.547cm)">
          <draw:text-box>
            <text:p><text:span text:style-name="T3">ZT0</text:span></text:p>
          </draw:text-box>
        </draw:frame>
        <draw:line draw:style-name="gr19" draw:text-style-name="P1" draw:layer="layout" svg:x1="35.062cm" svg:y1="3.323cm" svg:x2="35.062cm" svg:y2="5.406cm">
          <text:p/>
        </draw:line>
        <draw:line draw:style-name="gr20" draw:text-style-name="P1" draw:layer="layout" svg:x1="34.767cm" svg:y1="3.374cm" svg:x2="35.072cm" svg:y2="3.374cm">
          <text:p/>
        </draw:line>
        <draw:line draw:style-name="gr20" draw:text-style-name="P1" draw:layer="layout" svg:x1="34.768cm" svg:y1="4.374cm" svg:x2="35.073cm" svg:y2="4.374cm">
          <text:p/>
        </draw:line>
        <draw:line draw:style-name="gr20" draw:text-style-name="P1" draw:layer="layout" svg:x1="34.769cm" svg:y1="5.374cm" svg:x2="35.074cm" svg:y2="5.374cm">
          <text:p/>
        </draw:line>
        <draw:frame draw:style-name="gr21" draw:text-style-name="P8" draw:layer="layout" svg:width="4.826cm" svg:height="2.004cm" draw:transform="rotate (1.5707963267949) translate (31.46cm 6.347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6.16cm" svg:x2="35.336cm" svg:y2="6.414cm">
          <text:p/>
        </draw:line>
        <draw:line draw:style-name="gr20" draw:text-style-name="P1" draw:layer="layout" svg:x1="34.789cm" svg:y1="3.375cm" svg:x2="35.094cm" svg:y2="3.375cm">
          <text:p/>
        </draw:line>
        <draw:line draw:style-name="gr20" draw:text-style-name="P1" draw:layer="layout" svg:x1="34.79cm" svg:y1="4.375cm" svg:x2="35.095cm" svg:y2="4.375cm">
          <text:p/>
        </draw:line>
        <draw:line draw:style-name="gr20" draw:text-style-name="P1" draw:layer="layout" svg:x1="34.791cm" svg:y1="5.375cm" svg:x2="35.096cm" svg:y2="5.375cm">
          <text:p/>
        </draw:line>
        <draw:frame draw:style-name="gr18" draw:text-style-name="P9" draw:layer="layout" svg:width="0.79cm" svg:height="1.668cm" svg:x="34.122cm" svg:y="4.9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3.8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2.885cm">
          <draw:text-box>
            <text:p><text:span text:style-name="T5">1.50</text:span></text:p>
          </draw:text-box>
        </draw:frame>
        <draw:frame draw:style-name="gr23" draw:text-style-name="P10" draw:layer="layout" svg:width="7.432cm" svg:height="2.596cm" svg:x="0.787cm" svg:y="33.483cm">
          <draw:text-box>
            <text:p><text:span text:style-name="T6">(C)</text:span></text:p>
          </draw:text-box>
        </draw:frame>
        <draw:custom-shape draw:style-name="gr15" draw:text-style-name="P6" draw:layer="layout" svg:width="5.08cm" svg:height="0.762cm" svg:x="42.987cm" svg:y="5.3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5.3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8.527cm)">
          <draw:text-box>
            <text:p><text:span text:style-name="T3">ZT8</text:span></text:p>
          </draw:text-box>
        </draw:frame>
        <draw:line draw:style-name="gr9" draw:text-style-name="P1" draw:layer="layout" svg:x1="42.995cm" svg:y1="6.14cm" svg:x2="42.995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4.246cm" svg:y1="6.14cm" svg:x2="44.246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8.097cm" svg:y1="6.14cm" svg:x2="48.097cm" svg:y2="6.394cm">
          <text:p/>
        </draw:line>
        <draw:line draw:style-name="gr9" draw:text-style-name="P1" draw:layer="layout" svg:x1="46.797cm" svg:y1="6.14cm" svg:x2="46.797cm" svg:y2="6.394cm">
          <text:p/>
        </draw:line>
        <draw:frame draw:style-name="gr18" draw:text-style-name="P8" draw:layer="layout" svg:width="4.826cm" svg:height="1.668cm" draw:transform="rotate (1.5707963267949) translate (46.2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8.527cm)">
          <draw:text-box>
            <text:p><text:span text:style-name="T3">ZT16</text:span></text:p>
          </draw:text-box>
        </draw:frame>
        <draw:line draw:style-name="gr9" draw:text-style-name="P1" draw:layer="layout" svg:x1="48.086cm" svg:y1="6.14cm" svg:x2="48.086cm" svg:y2="6.394cm">
          <text:p/>
        </draw:line>
        <draw:line draw:style-name="gr9" draw:text-style-name="P1" draw:layer="layout" svg:x1="50.737cm" svg:y1="6.14cm" svg:x2="50.737cm" svg:y2="6.394cm">
          <text:p/>
        </draw:line>
        <draw:line draw:style-name="gr9" draw:text-style-name="P1" draw:layer="layout" svg:x1="49.337cm" svg:y1="6.14cm" svg:x2="49.337cm" svg:y2="6.394cm">
          <text:p/>
        </draw:line>
        <draw:frame draw:style-name="gr18" draw:text-style-name="P8" draw:layer="layout" svg:width="4.826cm" svg:height="1.668cm" draw:transform="rotate (1.5707963267949) translate (48.84cm 8.527cm)">
          <draw:text-box>
            <text:p><text:span text:style-name="T3">ZT20</text:span></text:p>
          </draw:text-box>
        </draw:frame>
        <draw:line draw:style-name="gr9" draw:text-style-name="P1" draw:layer="layout" svg:x1="43.016cm" svg:y1="6.14cm" svg:x2="43.016cm" svg:y2="6.394cm">
          <text:p/>
        </draw:line>
        <draw:custom-shape draw:style-name="gr15" draw:text-style-name="P6" draw:layer="layout" svg:width="5.08cm" svg:height="0.762cm" svg:x="50.688cm" svg:y="5.3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5.39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1.947cm" svg:y1="6.134cm" svg:x2="51.947cm" svg:y2="6.388cm">
          <text:p/>
        </draw:lin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5.798cm" svg:y1="6.134cm" svg:x2="55.798cm" svg:y2="6.388cm">
          <text:p/>
        </draw:line>
        <draw:line draw:style-name="gr9" draw:text-style-name="P1" draw:layer="layout" svg:x1="54.498cm" svg:y1="6.134cm" svg:x2="54.498cm" svg:y2="6.388cm">
          <text:p/>
        </draw:line>
        <draw:line draw:style-name="gr9" draw:text-style-name="P1" draw:layer="layout" svg:x1="55.787cm" svg:y1="6.134cm" svg:x2="55.787cm" svg:y2="6.388cm">
          <text:p/>
        </draw:line>
        <draw:line draw:style-name="gr9" draw:text-style-name="P1" draw:layer="layout" svg:x1="57.038cm" svg:y1="6.134cm" svg:x2="57.038cm" svg:y2="6.388cm">
          <text:p/>
        </draw:line>
        <draw:custom-shape draw:style-name="gr15" draw:text-style-name="P6" draw:layer="layout" svg:width="5.08cm" svg:height="0.762cm" svg:x="58.283cm" svg:y="5.3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63.433cm" svg:y="5.38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59.542cm" svg:y1="6.128cm" svg:x2="59.542cm" svg:y2="6.382cm">
          <text:p/>
        </draw:lin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63.393cm" svg:y1="6.128cm" svg:x2="63.393cm" svg:y2="6.382cm">
          <text:p/>
        </draw:line>
        <draw:line draw:style-name="gr9" draw:text-style-name="P1" draw:layer="layout" svg:x1="62.093cm" svg:y1="6.128cm" svg:x2="62.093cm" svg:y2="6.382cm">
          <text:p/>
        </draw:line>
        <draw:line draw:style-name="gr9" draw:text-style-name="P1" draw:layer="layout" svg:x1="63.382cm" svg:y1="6.128cm" svg:x2="63.382cm" svg:y2="6.382cm">
          <text:p/>
        </draw:line>
        <draw:line draw:style-name="gr9" draw:text-style-name="P1" draw:layer="layout" svg:x1="65.933cm" svg:y1="6.128cm" svg:x2="65.933cm" svg:y2="6.382cm">
          <text:p/>
        </draw:line>
        <draw:line draw:style-name="gr9" draw:text-style-name="P1" draw:layer="layout" svg:x1="64.633cm" svg:y1="6.128cm" svg:x2="64.633cm" svg:y2="6.382cm">
          <text:p/>
        </draw:line>
        <draw:line draw:style-name="gr9" draw:text-style-name="P1" draw:layer="layout" svg:x1="58.342cm" svg:y1="6.128cm" svg:x2="58.342cm" svg:y2="6.382cm">
          <text:p/>
        </draw:line>
        <draw:custom-shape draw:style-name="gr15" draw:text-style-name="P6" draw:layer="layout" svg:width="5.08cm" svg:height="0.762cm" svg:x="65.877cm" svg:y="5.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1.027cm" svg:y="5.3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67.136cm" svg:y1="6.122cm" svg:x2="67.136cm" svg:y2="6.376cm">
          <text:p/>
        </draw:lin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70.987cm" svg:y1="6.122cm" svg:x2="70.987cm" svg:y2="6.376cm">
          <text:p/>
        </draw:line>
        <draw:line draw:style-name="gr9" draw:text-style-name="P1" draw:layer="layout" svg:x1="69.687cm" svg:y1="6.122cm" svg:x2="69.687cm" svg:y2="6.376cm">
          <text:p/>
        </draw:line>
        <draw:line draw:style-name="gr9" draw:text-style-name="P1" draw:layer="layout" svg:x1="70.976cm" svg:y1="6.122cm" svg:x2="70.976cm" svg:y2="6.376cm">
          <text:p/>
        </draw:line>
        <draw:line draw:style-name="gr9" draw:text-style-name="P1" draw:layer="layout" svg:x1="73.627cm" svg:y1="6.122cm" svg:x2="73.627cm" svg:y2="6.376cm">
          <text:p/>
        </draw:line>
        <draw:line draw:style-name="gr9" draw:text-style-name="P1" draw:layer="layout" svg:x1="72.227cm" svg:y1="6.122cm" svg:x2="72.227cm" svg:y2="6.376cm">
          <text:p/>
        </draw:line>
        <draw:line draw:style-name="gr9" draw:text-style-name="P1" draw:layer="layout" svg:x1="65.936cm" svg:y1="6.122cm" svg:x2="65.936cm" svg:y2="6.376cm">
          <text:p/>
        </draw:line>
        <draw:custom-shape draw:style-name="gr15" draw:text-style-name="P6" draw:layer="layout" svg:width="5.08cm" svg:height="0.762cm" svg:x="73.571cm" svg:y="5.3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8.721cm" svg:y="5.37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4.83cm" svg:y1="6.116cm" svg:x2="74.83cm" svg:y2="6.37cm">
          <text:p/>
        </draw:lin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8.681cm" svg:y1="6.116cm" svg:x2="78.681cm" svg:y2="6.37cm">
          <text:p/>
        </draw:line>
        <draw:line draw:style-name="gr9" draw:text-style-name="P1" draw:layer="layout" svg:x1="77.381cm" svg:y1="6.116cm" svg:x2="77.381cm" svg:y2="6.37cm">
          <text:p/>
        </draw:line>
        <draw:line draw:style-name="gr9" draw:text-style-name="P1" draw:layer="layout" svg:x1="78.67cm" svg:y1="6.116cm" svg:x2="78.67cm" svg:y2="6.37cm">
          <text:p/>
        </draw:line>
        <draw:line draw:style-name="gr9" draw:text-style-name="P1" draw:layer="layout" svg:x1="81.221cm" svg:y1="6.116cm" svg:x2="81.221cm" svg:y2="6.37cm">
          <text:p/>
        </draw:line>
        <draw:line draw:style-name="gr9" draw:text-style-name="P1" draw:layer="layout" svg:x1="79.921cm" svg:y1="6.116cm" svg:x2="79.921cm" svg:y2="6.37cm">
          <text:p/>
        </draw:line>
        <draw:line draw:style-name="gr25" draw:text-style-name="P1" draw:layer="layout" svg:x1="60.996cm" svg:y1="3.302cm" svg:x2="81.316cm" svg:y2="3.302cm">
          <text:p/>
        </draw:line>
        <draw:custom-shape draw:style-name="gr26" draw:text-style-name="P6" draw:layer="layout" svg:width="3.454cm" svg:height="1.88cm" svg:x="60.996cm" svg:y="3.40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0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8.527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8.52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8.547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8.527cm)">
          <draw:text-box>
            <text:p><text:span text:style-name="T7">ZT4</text:span></text:p>
          </draw:text-box>
        </draw:frame>
        <draw:frame draw:style-name="gr18" draw:text-style-name="P12" draw:layer="layout" svg:width="3.447cm" svg:height="1.668cm" draw:transform="rotate (1.5707963267949) translate (60.44cm 8.527cm)">
          <draw:text-box>
            <text:p><text:span text:style-name="T7">ZT8</text:span></text:p>
          </draw:text-box>
        </draw:frame>
        <draw:frame draw:style-name="gr18" draw:text-style-name="P12" draw:layer="layout" svg:width="4.826cm" svg:height="1.668cm" draw:transform="rotate (1.5707963267949) translate (61.64cm 8.527cm)">
          <draw:text-box>
            <text:p><text:span text:style-name="T7">ZT12</text:span></text:p>
          </draw:text-box>
        </draw:frame>
        <draw:frame draw:style-name="gr18" draw:text-style-name="P12" draw:layer="layout" svg:width="4.826cm" svg:height="1.668cm" draw:transform="rotate (1.5707963267949) translate (62.94cm 8.527cm)">
          <draw:text-box>
            <text:p><text:span text:style-name="T7">ZT16</text:span></text:p>
          </draw:text-box>
        </draw:frame>
        <draw:frame draw:style-name="gr18" draw:text-style-name="P12" draw:layer="layout" svg:width="2.685cm" svg:height="1.668cm" draw:transform="rotate (1.5707963267949) translate (64.24cm 8.52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1.74cm 8.5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9.44cm 8.527cm)">
          <draw:text-box>
            <text:p><text:span text:style-name="T3">ZT20</text:span></text:p>
          </draw:text-box>
        </draw:frame>
        <draw:frame draw:style-name="gr1" draw:text-style-name="P1" draw:layer="layout" svg:width="10.16cm" svg:height="3.788cm" svg:x="46.9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35.307cm" svg:y="12.0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12.0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734cm" svg:height="4.661cm" svg:x="30.516cm" svg:y="10.57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15.14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15.148cm)">
          <draw:text-box>
            <text:p><text:span text:style-name="T3">ZT8</text:span></text:p>
          </draw:text-box>
        </draw:frame>
        <draw:line draw:style-name="gr9" draw:text-style-name="P1" draw:layer="layout" svg:x1="35.315cm" svg:y1="12.761cm" svg:x2="35.315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36.566cm" svg:y1="12.761cm" svg:x2="36.566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40.417cm" svg:y1="12.761cm" svg:x2="40.417cm" svg:y2="13.015cm">
          <text:p/>
        </draw:line>
        <draw:line draw:style-name="gr9" draw:text-style-name="P1" draw:layer="layout" svg:x1="39.117cm" svg:y1="12.761cm" svg:x2="39.117cm" svg:y2="13.015cm">
          <text:p/>
        </draw:line>
        <draw:frame draw:style-name="gr18" draw:text-style-name="P8" draw:layer="layout" svg:width="4.826cm" svg:height="1.668cm" draw:transform="rotate (1.5707963267949) translate (38.56cm 15.14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15.148cm)">
          <draw:text-box>
            <text:p><text:span text:style-name="T3">ZT16</text:span></text:p>
          </draw:text-box>
        </draw:frame>
        <draw:line draw:style-name="gr9" draw:text-style-name="P1" draw:layer="layout" svg:x1="40.406cm" svg:y1="12.761cm" svg:x2="40.406cm" svg:y2="13.015cm">
          <text:p/>
        </draw:line>
        <draw:line draw:style-name="gr9" draw:text-style-name="P1" draw:layer="layout" svg:x1="42.957cm" svg:y1="12.761cm" svg:x2="42.957cm" svg:y2="13.015cm">
          <text:p/>
        </draw:line>
        <draw:line draw:style-name="gr9" draw:text-style-name="P1" draw:layer="layout" svg:x1="41.657cm" svg:y1="12.761cm" svg:x2="41.657cm" svg:y2="13.015cm">
          <text:p/>
        </draw:line>
        <draw:frame draw:style-name="gr18" draw:text-style-name="P8" draw:layer="layout" svg:width="4.826cm" svg:height="1.668cm" draw:transform="rotate (1.5707963267949) translate (41.16cm 15.14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15.148cm)">
          <draw:text-box>
            <text:p><text:span text:style-name="T3">ZT0</text:span></text:p>
          </draw:text-box>
        </draw:frame>
        <draw:line draw:style-name="gr19" draw:text-style-name="P1" draw:layer="layout" svg:x1="35.062cm" svg:y1="9.924cm" svg:x2="35.062cm" svg:y2="12.007cm">
          <text:p/>
        </draw:line>
        <draw:line draw:style-name="gr20" draw:text-style-name="P1" draw:layer="layout" svg:x1="34.767cm" svg:y1="9.975cm" svg:x2="35.072cm" svg:y2="9.975cm">
          <text:p/>
        </draw:line>
        <draw:line draw:style-name="gr20" draw:text-style-name="P1" draw:layer="layout" svg:x1="34.768cm" svg:y1="10.975cm" svg:x2="35.073cm" svg:y2="10.975cm">
          <text:p/>
        </draw:line>
        <draw:line draw:style-name="gr20" draw:text-style-name="P1" draw:layer="layout" svg:x1="34.769cm" svg:y1="11.975cm" svg:x2="35.074cm" svg:y2="11.975cm">
          <text:p/>
        </draw:line>
        <draw:frame draw:style-name="gr21" draw:text-style-name="P8" draw:layer="layout" svg:width="4.826cm" svg:height="2.004cm" draw:transform="rotate (1.5707963267949) translate (31.46cm 12.948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12.761cm" svg:x2="35.336cm" svg:y2="13.015cm">
          <text:p/>
        </draw:line>
        <draw:line draw:style-name="gr20" draw:text-style-name="P1" draw:layer="layout" svg:x1="34.789cm" svg:y1="9.976cm" svg:x2="35.094cm" svg:y2="9.976cm">
          <text:p/>
        </draw:line>
        <draw:line draw:style-name="gr20" draw:text-style-name="P1" draw:layer="layout" svg:x1="34.79cm" svg:y1="10.976cm" svg:x2="35.095cm" svg:y2="10.976cm">
          <text:p/>
        </draw:line>
        <draw:line draw:style-name="gr20" draw:text-style-name="P1" draw:layer="layout" svg:x1="34.791cm" svg:y1="11.976cm" svg:x2="35.096cm" svg:y2="11.976cm">
          <text:p/>
        </draw:line>
        <draw:frame draw:style-name="gr18" draw:text-style-name="P9" draw:layer="layout" svg:width="0.79cm" svg:height="1.668cm" svg:x="34.122cm" svg:y="11.522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10.486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9.486cm">
          <draw:text-box>
            <text:p><text:span text:style-name="T5">1.50</text:span></text:p>
          </draw:text-box>
        </draw:frame>
        <draw:custom-shape draw:style-name="gr15" draw:text-style-name="P6" draw:layer="layout" svg:width="5.08cm" svg:height="0.762cm" svg:x="42.987cm" svg:y="11.9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11.99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15.128cm)">
          <draw:text-box>
            <text:p><text:span text:style-name="T3">ZT8</text:span></text:p>
          </draw:text-box>
        </draw:frame>
        <draw:line draw:style-name="gr9" draw:text-style-name="P1" draw:layer="layout" svg:x1="42.995cm" svg:y1="12.741cm" svg:x2="42.995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4.246cm" svg:y1="12.741cm" svg:x2="44.246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8.097cm" svg:y1="12.741cm" svg:x2="48.097cm" svg:y2="12.995cm">
          <text:p/>
        </draw:line>
        <draw:line draw:style-name="gr9" draw:text-style-name="P1" draw:layer="layout" svg:x1="46.797cm" svg:y1="12.741cm" svg:x2="46.797cm" svg:y2="12.995cm">
          <text:p/>
        </draw:line>
        <draw:frame draw:style-name="gr18" draw:text-style-name="P8" draw:layer="layout" svg:width="4.826cm" svg:height="1.668cm" draw:transform="rotate (1.5707963267949) translate (46.2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15.128cm)">
          <draw:text-box>
            <text:p><text:span text:style-name="T3">ZT16</text:span></text:p>
          </draw:text-box>
        </draw:frame>
        <draw:line draw:style-name="gr9" draw:text-style-name="P1" draw:layer="layout" svg:x1="48.086cm" svg:y1="12.741cm" svg:x2="48.086cm" svg:y2="12.995cm">
          <text:p/>
        </draw:line>
        <draw:line draw:style-name="gr9" draw:text-style-name="P1" draw:layer="layout" svg:x1="50.737cm" svg:y1="12.741cm" svg:x2="50.737cm" svg:y2="12.995cm">
          <text:p/>
        </draw:line>
        <draw:line draw:style-name="gr9" draw:text-style-name="P1" draw:layer="layout" svg:x1="49.337cm" svg:y1="12.741cm" svg:x2="49.337cm" svg:y2="12.995cm">
          <text:p/>
        </draw:line>
        <draw:frame draw:style-name="gr18" draw:text-style-name="P8" draw:layer="layout" svg:width="4.826cm" svg:height="1.668cm" draw:transform="rotate (1.5707963267949) translate (48.84cm 15.128cm)">
          <draw:text-box>
            <text:p><text:span text:style-name="T3">ZT20</text:span></text:p>
          </draw:text-box>
        </draw:frame>
        <draw:line draw:style-name="gr9" draw:text-style-name="P1" draw:layer="layout" svg:x1="43.016cm" svg:y1="12.741cm" svg:x2="43.016cm" svg:y2="12.995cm">
          <text:p/>
        </draw:line>
        <draw:custom-shape draw:style-name="gr15" draw:text-style-name="P6" draw:layer="layout" svg:width="5.08cm" svg:height="0.762cm" svg:x="50.688cm" svg:y="11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11.99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1.947cm" svg:y1="12.735cm" svg:x2="51.947cm" svg:y2="12.989cm">
          <text:p/>
        </draw:lin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5.798cm" svg:y1="12.735cm" svg:x2="55.798cm" svg:y2="12.989cm">
          <text:p/>
        </draw:line>
        <draw:line draw:style-name="gr9" draw:text-style-name="P1" draw:layer="layout" svg:x1="54.498cm" svg:y1="12.735cm" svg:x2="54.498cm" svg:y2="12.989cm">
          <text:p/>
        </draw:line>
        <draw:line draw:style-name="gr9" draw:text-style-name="P1" draw:layer="layout" svg:x1="55.787cm" svg:y1="12.735cm" svg:x2="55.787cm" svg:y2="12.989cm">
          <text:p/>
        </draw:line>
        <draw:line draw:style-name="gr9" draw:text-style-name="P1" draw:layer="layout" svg:x1="57.038cm" svg:y1="12.735cm" svg:x2="57.038cm" svg:y2="12.989cm">
          <text:p/>
        </draw:line>
        <draw:custom-shape draw:style-name="gr15" draw:text-style-name="P6" draw:layer="layout" svg:width="5.08cm" svg:height="0.762cm" svg:x="58.283cm" svg:y="11.9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63.433cm" svg:y="11.98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59.542cm" svg:y1="12.729cm" svg:x2="59.542cm" svg:y2="12.983cm">
          <text:p/>
        </draw:lin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63.393cm" svg:y1="12.729cm" svg:x2="63.393cm" svg:y2="12.983cm">
          <text:p/>
        </draw:line>
        <draw:line draw:style-name="gr9" draw:text-style-name="P1" draw:layer="layout" svg:x1="62.093cm" svg:y1="12.729cm" svg:x2="62.093cm" svg:y2="12.983cm">
          <text:p/>
        </draw:line>
        <draw:line draw:style-name="gr9" draw:text-style-name="P1" draw:layer="layout" svg:x1="63.382cm" svg:y1="12.729cm" svg:x2="63.382cm" svg:y2="12.983cm">
          <text:p/>
        </draw:line>
        <draw:line draw:style-name="gr9" draw:text-style-name="P1" draw:layer="layout" svg:x1="65.933cm" svg:y1="12.729cm" svg:x2="65.933cm" svg:y2="12.983cm">
          <text:p/>
        </draw:line>
        <draw:line draw:style-name="gr9" draw:text-style-name="P1" draw:layer="layout" svg:x1="64.633cm" svg:y1="12.729cm" svg:x2="64.633cm" svg:y2="12.983cm">
          <text:p/>
        </draw:line>
        <draw:line draw:style-name="gr9" draw:text-style-name="P1" draw:layer="layout" svg:x1="58.342cm" svg:y1="12.729cm" svg:x2="58.342cm" svg:y2="12.983cm">
          <text:p/>
        </draw:line>
        <draw:custom-shape draw:style-name="gr15" draw:text-style-name="P6" draw:layer="layout" svg:width="5.08cm" svg:height="0.762cm" svg:x="65.877cm" svg:y="11.9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1.027cm" svg:y="11.98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67.136cm" svg:y1="12.723cm" svg:x2="67.136cm" svg:y2="12.977cm">
          <text:p/>
        </draw:lin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70.987cm" svg:y1="12.723cm" svg:x2="70.987cm" svg:y2="12.977cm">
          <text:p/>
        </draw:line>
        <draw:line draw:style-name="gr9" draw:text-style-name="P1" draw:layer="layout" svg:x1="69.687cm" svg:y1="12.723cm" svg:x2="69.687cm" svg:y2="12.977cm">
          <text:p/>
        </draw:line>
        <draw:line draw:style-name="gr9" draw:text-style-name="P1" draw:layer="layout" svg:x1="70.976cm" svg:y1="12.723cm" svg:x2="70.976cm" svg:y2="12.977cm">
          <text:p/>
        </draw:line>
        <draw:line draw:style-name="gr9" draw:text-style-name="P1" draw:layer="layout" svg:x1="73.627cm" svg:y1="12.723cm" svg:x2="73.627cm" svg:y2="12.977cm">
          <text:p/>
        </draw:line>
        <draw:line draw:style-name="gr9" draw:text-style-name="P1" draw:layer="layout" svg:x1="72.227cm" svg:y1="12.723cm" svg:x2="72.227cm" svg:y2="12.977cm">
          <text:p/>
        </draw:line>
        <draw:line draw:style-name="gr9" draw:text-style-name="P1" draw:layer="layout" svg:x1="65.936cm" svg:y1="12.723cm" svg:x2="65.936cm" svg:y2="12.977cm">
          <text:p/>
        </draw:line>
        <draw:custom-shape draw:style-name="gr15" draw:text-style-name="P6" draw:layer="layout" svg:width="5.08cm" svg:height="0.762cm" svg:x="73.571cm" svg:y="11.9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8.721cm" svg:y="11.97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4.83cm" svg:y1="12.717cm" svg:x2="74.83cm" svg:y2="12.971cm">
          <text:p/>
        </draw:lin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8.681cm" svg:y1="12.717cm" svg:x2="78.681cm" svg:y2="12.971cm">
          <text:p/>
        </draw:line>
        <draw:line draw:style-name="gr9" draw:text-style-name="P1" draw:layer="layout" svg:x1="77.381cm" svg:y1="12.717cm" svg:x2="77.381cm" svg:y2="12.971cm">
          <text:p/>
        </draw:line>
        <draw:line draw:style-name="gr9" draw:text-style-name="P1" draw:layer="layout" svg:x1="78.67cm" svg:y1="12.717cm" svg:x2="78.67cm" svg:y2="12.971cm">
          <text:p/>
        </draw:line>
        <draw:line draw:style-name="gr9" draw:text-style-name="P1" draw:layer="layout" svg:x1="81.221cm" svg:y1="12.717cm" svg:x2="81.221cm" svg:y2="12.971cm">
          <text:p/>
        </draw:line>
        <draw:line draw:style-name="gr9" draw:text-style-name="P1" draw:layer="layout" svg:x1="79.921cm" svg:y1="12.717cm" svg:x2="79.921cm" svg:y2="12.971cm">
          <text:p/>
        </draw:line>
        <draw:frame draw:style-name="gr18" draw:text-style-name="P8" draw:layer="layout" svg:width="4.826cm" svg:height="1.668cm" draw:transform="rotate (1.5707963267949) translate (50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15.128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15.148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15.128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44cm 15.128cm)">
          <draw:text-box>
            <text:p><text:span text:style-name="T7">ZT8</text:span></text:p>
          </draw:text-box>
        </draw:frame>
        <draw:frame draw:style-name="gr18" draw:text-style-name="P12" draw:layer="layout" svg:width="3.141cm" svg:height="1.668cm" draw:transform="rotate (1.5707963267949) translate (61.64cm 15.128cm)">
          <draw:text-box>
            <text:p><text:span text:style-name="T7">ZT12</text:span></text:p>
          </draw:text-box>
        </draw:frame>
        <draw:frame draw:style-name="gr28" draw:text-style-name="P12" draw:layer="layout" svg:width="2.936cm" svg:height="1.969cm" draw:transform="rotate (1.5707963267949) translate (62.94cm 15.128cm)">
          <draw:text-box>
            <text:p><text:span text:style-name="T7">ZT16</text:span></text:p>
          </draw:text-box>
        </draw:frame>
        <draw:frame draw:style-name="gr18" draw:text-style-name="P12" draw:layer="layout" svg:width="2.379cm" svg:height="1.668cm" draw:transform="rotate (1.5707963267949) translate (64.24cm 15.128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1.74cm 15.12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9.44cm 15.128cm)">
          <draw:text-box>
            <text:p><text:span text:style-name="T3">ZT20</text:span></text:p>
          </draw:text-box>
        </draw:frame>
        <draw:custom-shape draw:style-name="gr29" draw:text-style-name="P13" draw:layer="layout" svg:width="5.004cm" svg:height="0.762cm" svg:x="58.3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65.9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73.633cm" svg:y="11.9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33.674cm" svg:y="17.5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89cm" svg:y="20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8cm" svg:y="20.3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2cm 23.4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2cm 23.4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2cm 23.447cm)">
          <draw:text-box>
            <text:p><text:span text:style-name="T3">ZT8</text:span></text:p>
          </draw:text-box>
        </draw:frame>
        <draw:line draw:style-name="gr9" draw:text-style-name="P1" draw:layer="layout" svg:x1="37.748cm" svg:y1="21.06cm" svg:x2="37.748cm" svg:y2="21.314cm">
          <text:p/>
        </draw:line>
        <draw:line draw:style-name="gr32" draw:text-style-name="P1" draw:layer="layout" svg:x1="36.448cm" svg:y1="21.06cm" svg:x2="36.448cm" svg:y2="21.314cm">
          <text:p/>
        </draw:line>
        <draw:line draw:style-name="gr32" draw:text-style-name="P1" draw:layer="layout" svg:x1="37.748cm" svg:y1="21.06cm" svg:x2="37.748cm" svg:y2="21.314cm">
          <text:p/>
        </draw:line>
        <draw:line draw:style-name="gr9" draw:text-style-name="P1" draw:layer="layout" svg:x1="40.299cm" svg:y1="21.06cm" svg:x2="40.299cm" svg:y2="21.314cm">
          <text:p/>
        </draw:line>
        <draw:line draw:style-name="gr32" draw:text-style-name="P1" draw:layer="layout" svg:x1="38.999cm" svg:y1="21.06cm" svg:x2="38.999cm" svg:y2="21.314cm">
          <text:p/>
        </draw:line>
        <draw:frame draw:style-name="gr18" draw:text-style-name="P8" draw:layer="layout" svg:width="3.129cm" svg:height="1.668cm" draw:transform="rotate (1.5707963267949) translate (38.442cm 23.4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2cm 23.447cm)">
          <draw:text-box>
            <text:p><text:span text:style-name="T3">ZT16</text:span></text:p>
          </draw:text-box>
        </draw:frame>
        <draw:line draw:style-name="gr32" draw:text-style-name="P1" draw:layer="layout" svg:x1="40.288cm" svg:y1="21.06cm" svg:x2="40.288cm" svg:y2="21.314cm">
          <text:p/>
        </draw:line>
        <draw:line draw:style-name="gr32" draw:text-style-name="P1" draw:layer="layout" svg:x1="42.839cm" svg:y1="21.06cm" svg:x2="42.839cm" svg:y2="21.314cm">
          <text:p/>
        </draw:line>
        <draw:line draw:style-name="gr32" draw:text-style-name="P1" draw:layer="layout" svg:x1="41.539cm" svg:y1="21.06cm" svg:x2="41.539cm" svg:y2="21.314cm">
          <text:p/>
        </draw:line>
        <draw:frame draw:style-name="gr18" draw:text-style-name="P8" draw:layer="layout" svg:width="4.826cm" svg:height="1.668cm" draw:transform="rotate (1.5707963267949) translate (41.042cm 23.4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2cm 23.447cm)">
          <draw:text-box>
            <text:p><text:span text:style-name="T3">ZT0</text:span></text:p>
          </draw:text-box>
        </draw:frame>
        <draw:line draw:style-name="gr19" draw:text-style-name="P1" draw:layer="layout" svg:x1="35.044cm" svg:y1="18.223cm" svg:x2="35.044cm" svg:y2="20.306cm">
          <text:p/>
        </draw:line>
        <draw:line draw:style-name="gr20" draw:text-style-name="P1" draw:layer="layout" svg:x1="34.649cm" svg:y1="18.274cm" svg:x2="34.954cm" svg:y2="18.274cm">
          <text:p/>
        </draw:line>
        <draw:line draw:style-name="gr20" draw:text-style-name="P1" draw:layer="layout" svg:x1="34.65cm" svg:y1="19.274cm" svg:x2="34.955cm" svg:y2="19.274cm">
          <text:p/>
        </draw:line>
        <draw:line draw:style-name="gr20" draw:text-style-name="P1" draw:layer="layout" svg:x1="34.651cm" svg:y1="20.274cm" svg:x2="34.956cm" svg:y2="20.274cm">
          <text:p/>
        </draw:line>
        <draw:custom-shape draw:style-name="gr33" draw:text-style-name="P2" draw:layer="layout" svg:width="0.364cm" svg:height="0.402cm" svg:x="39.552cm" svg:y="19.7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cm" svg:y1="18.274cm" svg:x2="34.995cm" svg:y2="18.274cm">
          <text:p/>
        </draw:line>
        <draw:line draw:style-name="gr20" draw:text-style-name="P1" draw:layer="layout" svg:x1="34.691cm" svg:y1="19.274cm" svg:x2="34.996cm" svg:y2="19.274cm">
          <text:p/>
        </draw:line>
        <draw:line draw:style-name="gr20" draw:text-style-name="P1" draw:layer="layout" svg:x1="34.692cm" svg:y1="20.274cm" svg:x2="34.997cm" svg:y2="20.274cm">
          <text:p/>
        </draw:line>
        <draw:frame draw:style-name="gr21" draw:text-style-name="P8" draw:layer="layout" svg:width="4.826cm" svg:height="2.004cm" draw:transform="rotate (1.5707963267949) translate (31.383cm 21.247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2cm" svg:y1="18.275cm" svg:x2="35.017cm" svg:y2="18.275cm">
          <text:p/>
        </draw:line>
        <draw:line draw:style-name="gr20" draw:text-style-name="P1" draw:layer="layout" svg:x1="34.713cm" svg:y1="19.275cm" svg:x2="35.018cm" svg:y2="19.275cm">
          <text:p/>
        </draw:line>
        <draw:line draw:style-name="gr20" draw:text-style-name="P1" draw:layer="layout" svg:x1="34.714cm" svg:y1="20.275cm" svg:x2="35.019cm" svg:y2="20.275cm">
          <text:p/>
        </draw:line>
        <draw:frame draw:style-name="gr18" draw:text-style-name="P9" draw:layer="layout" svg:width="0.79cm" svg:height="1.668cm" svg:x="34.045cm" svg:y="19.8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3cm" svg:y="18.7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3cm" svg:y="17.785cm">
          <draw:text-box>
            <text:p><text:span text:style-name="T5">1.50</text:span></text:p>
          </draw:text-box>
        </draw:frame>
        <draw:line draw:style-name="gr32" draw:text-style-name="P1" draw:layer="layout" svg:x1="35.209cm" svg:y1="21.06cm" svg:x2="35.209cm" svg:y2="21.314cm">
          <text:p/>
        </draw:line>
        <draw:custom-shape draw:style-name="gr30" draw:text-style-name="P6" draw:layer="layout" svg:width="2.579cm" svg:height="0.762cm" svg:x="42.769cm" svg:y="20.2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8cm" svg:y="20.2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2cm 23.4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2cm 23.427cm)">
          <draw:text-box>
            <text:p><text:span text:style-name="T3">ZT8</text:span></text:p>
          </draw:text-box>
        </draw:frame>
        <draw:line draw:style-name="gr9" draw:text-style-name="P1" draw:layer="layout" svg:x1="45.328cm" svg:y1="21.04cm" svg:x2="45.328cm" svg:y2="21.294cm">
          <text:p/>
        </draw:line>
        <draw:line draw:style-name="gr32" draw:text-style-name="P1" draw:layer="layout" svg:x1="44.028cm" svg:y1="21.04cm" svg:x2="44.028cm" svg:y2="21.294cm">
          <text:p/>
        </draw:line>
        <draw:line draw:style-name="gr32" draw:text-style-name="P1" draw:layer="layout" svg:x1="45.328cm" svg:y1="21.04cm" svg:x2="45.328cm" svg:y2="21.294cm">
          <text:p/>
        </draw:line>
        <draw:line draw:style-name="gr9" draw:text-style-name="P1" draw:layer="layout" svg:x1="47.879cm" svg:y1="21.04cm" svg:x2="47.879cm" svg:y2="21.294cm">
          <text:p/>
        </draw:line>
        <draw:line draw:style-name="gr32" draw:text-style-name="P1" draw:layer="layout" svg:x1="46.579cm" svg:y1="21.04cm" svg:x2="46.579cm" svg:y2="21.294cm">
          <text:p/>
        </draw:line>
        <draw:frame draw:style-name="gr18" draw:text-style-name="P8" draw:layer="layout" svg:width="3.129cm" svg:height="1.668cm" draw:transform="rotate (1.5707963267949) translate (46.022cm 23.4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2cm 23.427cm)">
          <draw:text-box>
            <text:p><text:span text:style-name="T3">ZT16</text:span></text:p>
          </draw:text-box>
        </draw:frame>
        <draw:line draw:style-name="gr32" draw:text-style-name="P1" draw:layer="layout" svg:x1="47.868cm" svg:y1="21.04cm" svg:x2="47.868cm" svg:y2="21.294cm">
          <text:p/>
        </draw:line>
        <draw:line draw:style-name="gr32" draw:text-style-name="P1" draw:layer="layout" svg:x1="50.419cm" svg:y1="21.04cm" svg:x2="50.419cm" svg:y2="21.294cm">
          <text:p/>
        </draw:line>
        <draw:line draw:style-name="gr32" draw:text-style-name="P1" draw:layer="layout" svg:x1="49.119cm" svg:y1="21.04cm" svg:x2="49.119cm" svg:y2="21.294cm">
          <text:p/>
        </draw:line>
        <draw:frame draw:style-name="gr18" draw:text-style-name="P8" draw:layer="layout" svg:width="4.826cm" svg:height="1.668cm" draw:transform="rotate (1.5707963267949) translate (48.622cm 23.4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2cm 23.4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2cm" svg:y="19.7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89cm" svg:y1="21.04cm" svg:x2="42.789cm" svg:y2="21.294cm">
          <text:p/>
        </draw:line>
        <draw:custom-shape draw:style-name="gr30" draw:text-style-name="P6" draw:layer="layout" svg:width="2.579cm" svg:height="0.762cm" svg:x="50.449cm" svg:y="20.2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8cm" svg:y="20.2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2cm 23.4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2cm 23.407cm)">
          <draw:text-box>
            <text:p><text:span text:style-name="T3">ZT8</text:span></text:p>
          </draw:text-box>
        </draw:frame>
        <draw:line draw:style-name="gr9" draw:text-style-name="P1" draw:layer="layout" svg:x1="53.008cm" svg:y1="21.02cm" svg:x2="53.008cm" svg:y2="21.274cm">
          <text:p/>
        </draw:line>
        <draw:line draw:style-name="gr32" draw:text-style-name="P1" draw:layer="layout" svg:x1="51.708cm" svg:y1="21.02cm" svg:x2="51.708cm" svg:y2="21.274cm">
          <text:p/>
        </draw:line>
        <draw:line draw:style-name="gr32" draw:text-style-name="P1" draw:layer="layout" svg:x1="53.008cm" svg:y1="21.02cm" svg:x2="53.008cm" svg:y2="21.274cm">
          <text:p/>
        </draw:line>
        <draw:line draw:style-name="gr9" draw:text-style-name="P1" draw:layer="layout" svg:x1="55.559cm" svg:y1="21.02cm" svg:x2="55.559cm" svg:y2="21.274cm">
          <text:p/>
        </draw:line>
        <draw:line draw:style-name="gr32" draw:text-style-name="P1" draw:layer="layout" svg:x1="54.259cm" svg:y1="21.02cm" svg:x2="54.259cm" svg:y2="21.274cm">
          <text:p/>
        </draw:line>
        <draw:frame draw:style-name="gr18" draw:text-style-name="P8" draw:layer="layout" svg:width="3.129cm" svg:height="1.668cm" draw:transform="rotate (1.5707963267949) translate (53.702cm 23.4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2cm 23.407cm)">
          <draw:text-box>
            <text:p><text:span text:style-name="T3">ZT16</text:span></text:p>
          </draw:text-box>
        </draw:frame>
        <draw:line draw:style-name="gr32" draw:text-style-name="P1" draw:layer="layout" svg:x1="55.548cm" svg:y1="21.02cm" svg:x2="55.548cm" svg:y2="21.274cm">
          <text:p/>
        </draw:line>
        <draw:line draw:style-name="gr32" draw:text-style-name="P1" draw:layer="layout" svg:x1="58.099cm" svg:y1="21.02cm" svg:x2="58.099cm" svg:y2="21.274cm">
          <text:p/>
        </draw:line>
        <draw:line draw:style-name="gr32" draw:text-style-name="P1" draw:layer="layout" svg:x1="56.799cm" svg:y1="21.02cm" svg:x2="56.799cm" svg:y2="21.274cm">
          <text:p/>
        </draw:line>
        <draw:frame draw:style-name="gr18" draw:text-style-name="P8" draw:layer="layout" svg:width="4.826cm" svg:height="1.668cm" draw:transform="rotate (1.5707963267949) translate (56.302cm 23.4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2cm 23.4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2cm" svg:y="19.7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69cm" svg:y1="21.02cm" svg:x2="50.469cm" svg:y2="21.274cm">
          <text:p/>
        </draw:line>
        <draw:custom-shape draw:style-name="gr30" draw:text-style-name="P6" draw:layer="layout" svg:width="2.579cm" svg:height="0.762cm" svg:x="58.129cm" svg:y="20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0.708cm" svg:y="20.2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2cm 23.3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2cm 23.387cm)">
          <draw:text-box>
            <text:p><text:span text:style-name="T7">ZT8</text:span></text:p>
          </draw:text-box>
        </draw:frame>
        <draw:line draw:style-name="gr9" draw:text-style-name="P1" draw:layer="layout" svg:x1="60.688cm" svg:y1="21cm" svg:x2="60.688cm" svg:y2="21.254cm">
          <text:p/>
        </draw:line>
        <draw:line draw:style-name="gr32" draw:text-style-name="P1" draw:layer="layout" svg:x1="59.388cm" svg:y1="21cm" svg:x2="59.388cm" svg:y2="21.254cm">
          <text:p/>
        </draw:line>
        <draw:line draw:style-name="gr32" draw:text-style-name="P1" draw:layer="layout" svg:x1="60.688cm" svg:y1="21cm" svg:x2="60.688cm" svg:y2="21.254cm">
          <text:p/>
        </draw:line>
        <draw:line draw:style-name="gr9" draw:text-style-name="P1" draw:layer="layout" svg:x1="63.239cm" svg:y1="21cm" svg:x2="63.239cm" svg:y2="21.254cm">
          <text:p/>
        </draw:line>
        <draw:line draw:style-name="gr32" draw:text-style-name="P1" draw:layer="layout" svg:x1="61.939cm" svg:y1="21cm" svg:x2="61.939cm" svg:y2="21.254cm">
          <text:p/>
        </draw:line>
        <draw:frame draw:style-name="gr18" draw:text-style-name="P12" draw:layer="layout" svg:width="3.129cm" svg:height="1.668cm" draw:transform="rotate (1.5707963267949) translate (61.382cm 23.3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2cm 23.387cm)">
          <draw:text-box>
            <text:p><text:span text:style-name="T7">ZT16</text:span></text:p>
          </draw:text-box>
        </draw:frame>
        <draw:line draw:style-name="gr32" draw:text-style-name="P1" draw:layer="layout" svg:x1="63.228cm" svg:y1="21cm" svg:x2="63.228cm" svg:y2="21.254cm">
          <text:p/>
        </draw:line>
        <draw:line draw:style-name="gr32" draw:text-style-name="P1" draw:layer="layout" svg:x1="65.779cm" svg:y1="21cm" svg:x2="65.779cm" svg:y2="21.254cm">
          <text:p/>
        </draw:line>
        <draw:line draw:style-name="gr32" draw:text-style-name="P1" draw:layer="layout" svg:x1="64.479cm" svg:y1="21cm" svg:x2="64.479cm" svg:y2="21.254cm">
          <text:p/>
        </draw:line>
        <draw:frame draw:style-name="gr18" draw:text-style-name="P12" draw:layer="layout" svg:width="3.129cm" svg:height="1.668cm" draw:transform="rotate (1.5707963267949) translate (63.982cm 23.3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2cm 23.3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2cm" svg:y="19.7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49cm" svg:y1="21cm" svg:x2="58.149cm" svg:y2="21.254cm">
          <text:p/>
        </draw:line>
        <draw:custom-shape draw:style-name="gr30" draw:text-style-name="P6" draw:layer="layout" svg:width="2.579cm" svg:height="0.762cm" svg:x="65.709cm" svg:y="20.2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8.288cm" svg:y="20.2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2cm 23.3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2cm 23.367cm)">
          <draw:text-box>
            <text:p><text:span text:style-name="T3">ZT8</text:span></text:p>
          </draw:text-box>
        </draw:frame>
        <draw:line draw:style-name="gr9" draw:text-style-name="P1" draw:layer="layout" svg:x1="68.268cm" svg:y1="20.98cm" svg:x2="68.268cm" svg:y2="21.234cm">
          <text:p/>
        </draw:line>
        <draw:line draw:style-name="gr32" draw:text-style-name="P1" draw:layer="layout" svg:x1="66.968cm" svg:y1="20.98cm" svg:x2="66.968cm" svg:y2="21.234cm">
          <text:p/>
        </draw:line>
        <draw:line draw:style-name="gr32" draw:text-style-name="P1" draw:layer="layout" svg:x1="68.268cm" svg:y1="20.98cm" svg:x2="68.268cm" svg:y2="21.234cm">
          <text:p/>
        </draw:line>
        <draw:line draw:style-name="gr9" draw:text-style-name="P1" draw:layer="layout" svg:x1="70.819cm" svg:y1="20.98cm" svg:x2="70.819cm" svg:y2="21.234cm">
          <text:p/>
        </draw:line>
        <draw:line draw:style-name="gr32" draw:text-style-name="P1" draw:layer="layout" svg:x1="69.519cm" svg:y1="20.98cm" svg:x2="69.519cm" svg:y2="21.234cm">
          <text:p/>
        </draw:line>
        <draw:frame draw:style-name="gr18" draw:text-style-name="P8" draw:layer="layout" svg:width="2.793cm" svg:height="1.668cm" draw:transform="rotate (1.5707963267949) translate (68.962cm 23.3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2cm 23.367cm)">
          <draw:text-box>
            <text:p><text:span text:style-name="T3">ZT16</text:span></text:p>
          </draw:text-box>
        </draw:frame>
        <draw:line draw:style-name="gr32" draw:text-style-name="P1" draw:layer="layout" svg:x1="70.808cm" svg:y1="20.98cm" svg:x2="70.808cm" svg:y2="21.234cm">
          <text:p/>
        </draw:line>
        <draw:line draw:style-name="gr32" draw:text-style-name="P1" draw:layer="layout" svg:x1="73.359cm" svg:y1="20.98cm" svg:x2="73.359cm" svg:y2="21.234cm">
          <text:p/>
        </draw:line>
        <draw:line draw:style-name="gr32" draw:text-style-name="P1" draw:layer="layout" svg:x1="72.059cm" svg:y1="20.98cm" svg:x2="72.059cm" svg:y2="21.234cm">
          <text:p/>
        </draw:line>
        <draw:frame draw:style-name="gr18" draw:text-style-name="P8" draw:layer="layout" svg:width="4.826cm" svg:height="1.668cm" draw:transform="rotate (1.5707963267949) translate (71.562cm 23.3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2cm 23.3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2cm" svg:y="19.6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29cm" svg:y1="20.98cm" svg:x2="65.729cm" svg:y2="21.234cm">
          <text:p/>
        </draw:line>
        <draw:custom-shape draw:style-name="gr30" draw:text-style-name="P6" draw:layer="layout" svg:width="2.579cm" svg:height="0.762cm" svg:x="73.389cm" svg:y="20.2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75.968cm" svg:y="20.2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2cm 23.3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2cm 23.347cm)">
          <draw:text-box>
            <text:p><text:span text:style-name="T3">ZT8</text:span></text:p>
          </draw:text-box>
        </draw:frame>
        <draw:line draw:style-name="gr9" draw:text-style-name="P1" draw:layer="layout" svg:x1="75.948cm" svg:y1="20.96cm" svg:x2="75.948cm" svg:y2="21.214cm">
          <text:p/>
        </draw:line>
        <draw:line draw:style-name="gr32" draw:text-style-name="P1" draw:layer="layout" svg:x1="74.648cm" svg:y1="20.96cm" svg:x2="74.648cm" svg:y2="21.214cm">
          <text:p/>
        </draw:line>
        <draw:line draw:style-name="gr32" draw:text-style-name="P1" draw:layer="layout" svg:x1="75.948cm" svg:y1="20.96cm" svg:x2="75.948cm" svg:y2="21.214cm">
          <text:p/>
        </draw:line>
        <draw:line draw:style-name="gr9" draw:text-style-name="P1" draw:layer="layout" svg:x1="78.499cm" svg:y1="20.96cm" svg:x2="78.499cm" svg:y2="21.214cm">
          <text:p/>
        </draw:line>
        <draw:line draw:style-name="gr32" draw:text-style-name="P1" draw:layer="layout" svg:x1="77.199cm" svg:y1="20.96cm" svg:x2="77.199cm" svg:y2="21.214cm">
          <text:p/>
        </draw:line>
        <draw:frame draw:style-name="gr18" draw:text-style-name="P8" draw:layer="layout" svg:width="3.129cm" svg:height="1.668cm" draw:transform="rotate (1.5707963267949) translate (76.642cm 23.3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2cm 23.347cm)">
          <draw:text-box>
            <text:p><text:span text:style-name="T3">ZT16</text:span></text:p>
          </draw:text-box>
        </draw:frame>
        <draw:line draw:style-name="gr32" draw:text-style-name="P1" draw:layer="layout" svg:x1="78.488cm" svg:y1="20.96cm" svg:x2="78.488cm" svg:y2="21.214cm">
          <text:p/>
        </draw:line>
        <draw:line draw:style-name="gr32" draw:text-style-name="P1" draw:layer="layout" svg:x1="81.039cm" svg:y1="20.96cm" svg:x2="81.039cm" svg:y2="21.214cm">
          <text:p/>
        </draw:line>
        <draw:line draw:style-name="gr32" draw:text-style-name="P1" draw:layer="layout" svg:x1="79.739cm" svg:y1="20.96cm" svg:x2="79.739cm" svg:y2="21.214cm">
          <text:p/>
        </draw:line>
        <draw:frame draw:style-name="gr18" draw:text-style-name="P8" draw:layer="layout" svg:width="4.826cm" svg:height="1.668cm" draw:transform="rotate (1.5707963267949) translate (79.242cm 23.3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2cm" svg:y="19.6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09cm" svg:y1="20.96cm" svg:x2="73.409cm" svg:y2="21.214cm">
          <text:p/>
        </draw:line>
        <draw:line draw:style-name="gr35" draw:text-style-name="P1" draw:layer="layout" svg:x1="59.396cm" svg:y1="18.202cm" svg:x2="81.162cm" svg:y2="18.188cm">
          <text:p/>
        </draw:line>
        <draw:custom-shape draw:style-name="gr36" draw:text-style-name="P6" draw:layer="layout" svg:width="3.353cm" svg:height="1.854cm" svg:x="59.296cm" svg:y="18.3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48.975cm" svg:y="25.0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5cm" svg:y="25.0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33.675cm" svg:y="25.0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9cm" svg:y="27.8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9cm" svg:y="27.8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3cm 30.9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3cm 30.9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3cm 30.947cm)">
          <draw:text-box>
            <text:p><text:span text:style-name="T3">ZT8</text:span></text:p>
          </draw:text-box>
        </draw:frame>
        <draw:line draw:style-name="gr9" draw:text-style-name="P1" draw:layer="layout" svg:x1="37.749cm" svg:y1="28.56cm" svg:x2="37.749cm" svg:y2="28.814cm">
          <text:p/>
        </draw:line>
        <draw:line draw:style-name="gr32" draw:text-style-name="P1" draw:layer="layout" svg:x1="36.449cm" svg:y1="28.56cm" svg:x2="36.449cm" svg:y2="28.814cm">
          <text:p/>
        </draw:line>
        <draw:line draw:style-name="gr32" draw:text-style-name="P1" draw:layer="layout" svg:x1="37.749cm" svg:y1="28.56cm" svg:x2="37.749cm" svg:y2="28.814cm">
          <text:p/>
        </draw:line>
        <draw:line draw:style-name="gr9" draw:text-style-name="P1" draw:layer="layout" svg:x1="40.3cm" svg:y1="28.56cm" svg:x2="40.3cm" svg:y2="28.814cm">
          <text:p/>
        </draw:line>
        <draw:line draw:style-name="gr32" draw:text-style-name="P1" draw:layer="layout" svg:x1="39cm" svg:y1="28.56cm" svg:x2="39cm" svg:y2="28.814cm">
          <text:p/>
        </draw:line>
        <draw:frame draw:style-name="gr18" draw:text-style-name="P8" draw:layer="layout" svg:width="3.129cm" svg:height="1.668cm" draw:transform="rotate (1.5707963267949) translate (38.443cm 30.9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3cm 30.947cm)">
          <draw:text-box>
            <text:p><text:span text:style-name="T3">ZT16</text:span></text:p>
          </draw:text-box>
        </draw:frame>
        <draw:line draw:style-name="gr32" draw:text-style-name="P1" draw:layer="layout" svg:x1="40.289cm" svg:y1="28.56cm" svg:x2="40.289cm" svg:y2="28.814cm">
          <text:p/>
        </draw:line>
        <draw:line draw:style-name="gr32" draw:text-style-name="P1" draw:layer="layout" svg:x1="42.84cm" svg:y1="28.56cm" svg:x2="42.84cm" svg:y2="28.814cm">
          <text:p/>
        </draw:line>
        <draw:line draw:style-name="gr32" draw:text-style-name="P1" draw:layer="layout" svg:x1="41.54cm" svg:y1="28.56cm" svg:x2="41.54cm" svg:y2="28.814cm">
          <text:p/>
        </draw:line>
        <draw:frame draw:style-name="gr18" draw:text-style-name="P8" draw:layer="layout" svg:width="4.826cm" svg:height="1.668cm" draw:transform="rotate (1.5707963267949) translate (41.043cm 30.9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3cm 30.947cm)">
          <draw:text-box>
            <text:p><text:span text:style-name="T3">ZT0</text:span></text:p>
          </draw:text-box>
        </draw:frame>
        <draw:line draw:style-name="gr19" draw:text-style-name="P1" draw:layer="layout" svg:x1="35.045cm" svg:y1="25.723cm" svg:x2="35.045cm" svg:y2="27.806cm">
          <text:p/>
        </draw:line>
        <draw:line draw:style-name="gr20" draw:text-style-name="P1" draw:layer="layout" svg:x1="34.65cm" svg:y1="25.774cm" svg:x2="34.955cm" svg:y2="25.774cm">
          <text:p/>
        </draw:line>
        <draw:line draw:style-name="gr20" draw:text-style-name="P1" draw:layer="layout" svg:x1="34.651cm" svg:y1="26.774cm" svg:x2="34.956cm" svg:y2="26.774cm">
          <text:p/>
        </draw:line>
        <draw:line draw:style-name="gr20" draw:text-style-name="P1" draw:layer="layout" svg:x1="34.652cm" svg:y1="27.774cm" svg:x2="34.957cm" svg:y2="27.774cm">
          <text:p/>
        </draw:line>
        <draw:custom-shape draw:style-name="gr33" draw:text-style-name="P2" draw:layer="layout" svg:width="0.364cm" svg:height="0.402cm" svg:x="39.553cm" svg:y="27.2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1cm" svg:y1="25.774cm" svg:x2="34.996cm" svg:y2="25.774cm">
          <text:p/>
        </draw:line>
        <draw:line draw:style-name="gr20" draw:text-style-name="P1" draw:layer="layout" svg:x1="34.692cm" svg:y1="26.774cm" svg:x2="34.997cm" svg:y2="26.774cm">
          <text:p/>
        </draw:line>
        <draw:line draw:style-name="gr20" draw:text-style-name="P1" draw:layer="layout" svg:x1="34.693cm" svg:y1="27.774cm" svg:x2="34.998cm" svg:y2="27.774cm">
          <text:p/>
        </draw:line>
        <draw:frame draw:style-name="gr21" draw:text-style-name="P8" draw:layer="layout" svg:width="4.826cm" svg:height="2.004cm" draw:transform="rotate (1.5707963267949) translate (31.384cm 28.747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3cm" svg:y1="25.775cm" svg:x2="35.018cm" svg:y2="25.775cm">
          <text:p/>
        </draw:line>
        <draw:line draw:style-name="gr20" draw:text-style-name="P1" draw:layer="layout" svg:x1="34.714cm" svg:y1="26.775cm" svg:x2="35.019cm" svg:y2="26.775cm">
          <text:p/>
        </draw:line>
        <draw:line draw:style-name="gr20" draw:text-style-name="P1" draw:layer="layout" svg:x1="34.715cm" svg:y1="27.775cm" svg:x2="35.02cm" svg:y2="27.775cm">
          <text:p/>
        </draw:line>
        <draw:frame draw:style-name="gr18" draw:text-style-name="P9" draw:layer="layout" svg:width="0.79cm" svg:height="1.668cm" svg:x="34.046cm" svg:y="27.3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4cm" svg:y="26.2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4cm" svg:y="25.285cm">
          <draw:text-box>
            <text:p><text:span text:style-name="T5">1.50</text:span></text:p>
          </draw:text-box>
        </draw:frame>
        <draw:line draw:style-name="gr32" draw:text-style-name="P1" draw:layer="layout" svg:x1="35.21cm" svg:y1="28.56cm" svg:x2="35.21cm" svg:y2="28.814cm">
          <text:p/>
        </draw:line>
        <draw:custom-shape draw:style-name="gr30" draw:text-style-name="P6" draw:layer="layout" svg:width="2.579cm" svg:height="0.762cm" svg:x="42.77cm" svg:y="27.7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9cm" svg:y="27.7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3cm 30.9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3cm 30.927cm)">
          <draw:text-box>
            <text:p><text:span text:style-name="T3">ZT8</text:span></text:p>
          </draw:text-box>
        </draw:frame>
        <draw:line draw:style-name="gr9" draw:text-style-name="P1" draw:layer="layout" svg:x1="45.329cm" svg:y1="28.54cm" svg:x2="45.329cm" svg:y2="28.794cm">
          <text:p/>
        </draw:line>
        <draw:line draw:style-name="gr32" draw:text-style-name="P1" draw:layer="layout" svg:x1="44.029cm" svg:y1="28.54cm" svg:x2="44.029cm" svg:y2="28.794cm">
          <text:p/>
        </draw:line>
        <draw:line draw:style-name="gr32" draw:text-style-name="P1" draw:layer="layout" svg:x1="45.329cm" svg:y1="28.54cm" svg:x2="45.329cm" svg:y2="28.794cm">
          <text:p/>
        </draw:line>
        <draw:line draw:style-name="gr9" draw:text-style-name="P1" draw:layer="layout" svg:x1="47.88cm" svg:y1="28.54cm" svg:x2="47.88cm" svg:y2="28.794cm">
          <text:p/>
        </draw:line>
        <draw:line draw:style-name="gr32" draw:text-style-name="P1" draw:layer="layout" svg:x1="46.58cm" svg:y1="28.54cm" svg:x2="46.58cm" svg:y2="28.794cm">
          <text:p/>
        </draw:line>
        <draw:frame draw:style-name="gr18" draw:text-style-name="P8" draw:layer="layout" svg:width="3.129cm" svg:height="1.668cm" draw:transform="rotate (1.5707963267949) translate (46.023cm 30.9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3cm 30.927cm)">
          <draw:text-box>
            <text:p><text:span text:style-name="T3">ZT16</text:span></text:p>
          </draw:text-box>
        </draw:frame>
        <draw:line draw:style-name="gr32" draw:text-style-name="P1" draw:layer="layout" svg:x1="47.869cm" svg:y1="28.54cm" svg:x2="47.869cm" svg:y2="28.794cm">
          <text:p/>
        </draw:line>
        <draw:line draw:style-name="gr32" draw:text-style-name="P1" draw:layer="layout" svg:x1="50.42cm" svg:y1="28.54cm" svg:x2="50.42cm" svg:y2="28.794cm">
          <text:p/>
        </draw:line>
        <draw:line draw:style-name="gr32" draw:text-style-name="P1" draw:layer="layout" svg:x1="49.12cm" svg:y1="28.54cm" svg:x2="49.12cm" svg:y2="28.794cm">
          <text:p/>
        </draw:line>
        <draw:frame draw:style-name="gr18" draw:text-style-name="P8" draw:layer="layout" svg:width="4.826cm" svg:height="1.668cm" draw:transform="rotate (1.5707963267949) translate (48.623cm 30.9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3cm 30.9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3cm" svg:y="27.2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9cm" svg:y1="28.54cm" svg:x2="42.79cm" svg:y2="28.794cm">
          <text:p/>
        </draw:line>
        <draw:custom-shape draw:style-name="gr30" draw:text-style-name="P6" draw:layer="layout" svg:width="2.579cm" svg:height="0.762cm" svg:x="50.45cm" svg:y="27.7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9cm" svg:y="27.7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3cm 30.9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3cm 30.907cm)">
          <draw:text-box>
            <text:p><text:span text:style-name="T3">ZT8</text:span></text:p>
          </draw:text-box>
        </draw:frame>
        <draw:line draw:style-name="gr9" draw:text-style-name="P1" draw:layer="layout" svg:x1="53.009cm" svg:y1="28.52cm" svg:x2="53.009cm" svg:y2="28.774cm">
          <text:p/>
        </draw:line>
        <draw:line draw:style-name="gr32" draw:text-style-name="P1" draw:layer="layout" svg:x1="51.709cm" svg:y1="28.52cm" svg:x2="51.709cm" svg:y2="28.774cm">
          <text:p/>
        </draw:line>
        <draw:line draw:style-name="gr32" draw:text-style-name="P1" draw:layer="layout" svg:x1="53.009cm" svg:y1="28.52cm" svg:x2="53.009cm" svg:y2="28.774cm">
          <text:p/>
        </draw:line>
        <draw:line draw:style-name="gr9" draw:text-style-name="P1" draw:layer="layout" svg:x1="55.56cm" svg:y1="28.52cm" svg:x2="55.56cm" svg:y2="28.774cm">
          <text:p/>
        </draw:line>
        <draw:line draw:style-name="gr32" draw:text-style-name="P1" draw:layer="layout" svg:x1="54.26cm" svg:y1="28.52cm" svg:x2="54.26cm" svg:y2="28.774cm">
          <text:p/>
        </draw:line>
        <draw:frame draw:style-name="gr18" draw:text-style-name="P8" draw:layer="layout" svg:width="3.129cm" svg:height="1.668cm" draw:transform="rotate (1.5707963267949) translate (53.703cm 30.9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3cm 30.907cm)">
          <draw:text-box>
            <text:p><text:span text:style-name="T3">ZT16</text:span></text:p>
          </draw:text-box>
        </draw:frame>
        <draw:line draw:style-name="gr32" draw:text-style-name="P1" draw:layer="layout" svg:x1="55.549cm" svg:y1="28.52cm" svg:x2="55.549cm" svg:y2="28.774cm">
          <text:p/>
        </draw:line>
        <draw:line draw:style-name="gr32" draw:text-style-name="P1" draw:layer="layout" svg:x1="58.1cm" svg:y1="28.52cm" svg:x2="58.1cm" svg:y2="28.774cm">
          <text:p/>
        </draw:line>
        <draw:line draw:style-name="gr32" draw:text-style-name="P1" draw:layer="layout" svg:x1="56.8cm" svg:y1="28.52cm" svg:x2="56.8cm" svg:y2="28.774cm">
          <text:p/>
        </draw:line>
        <draw:frame draw:style-name="gr18" draw:text-style-name="P8" draw:layer="layout" svg:width="4.826cm" svg:height="1.668cm" draw:transform="rotate (1.5707963267949) translate (56.303cm 30.9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3cm 30.9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3cm" svg:y="27.2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7cm" svg:y1="28.52cm" svg:x2="50.47cm" svg:y2="28.774cm">
          <text:p/>
        </draw:line>
        <draw:custom-shape draw:style-name="gr37" draw:text-style-name="P16" draw:layer="layout" svg:width="2.579cm" svg:height="0.762cm" svg:x="58.13cm" svg:y="27.75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0.709cm" svg:y="27.7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3cm 30.8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3cm 30.887cm)">
          <draw:text-box>
            <text:p><text:span text:style-name="T7">ZT8</text:span></text:p>
          </draw:text-box>
        </draw:frame>
        <draw:line draw:style-name="gr9" draw:text-style-name="P1" draw:layer="layout" svg:x1="60.689cm" svg:y1="28.5cm" svg:x2="60.689cm" svg:y2="28.754cm">
          <text:p/>
        </draw:line>
        <draw:line draw:style-name="gr32" draw:text-style-name="P1" draw:layer="layout" svg:x1="59.389cm" svg:y1="28.5cm" svg:x2="59.389cm" svg:y2="28.754cm">
          <text:p/>
        </draw:line>
        <draw:line draw:style-name="gr32" draw:text-style-name="P1" draw:layer="layout" svg:x1="60.689cm" svg:y1="28.5cm" svg:x2="60.689cm" svg:y2="28.754cm">
          <text:p/>
        </draw:line>
        <draw:line draw:style-name="gr9" draw:text-style-name="P1" draw:layer="layout" svg:x1="63.24cm" svg:y1="28.5cm" svg:x2="63.24cm" svg:y2="28.754cm">
          <text:p/>
        </draw:line>
        <draw:line draw:style-name="gr32" draw:text-style-name="P1" draw:layer="layout" svg:x1="61.94cm" svg:y1="28.5cm" svg:x2="61.94cm" svg:y2="28.754cm">
          <text:p/>
        </draw:line>
        <draw:frame draw:style-name="gr18" draw:text-style-name="P12" draw:layer="layout" svg:width="3.129cm" svg:height="1.668cm" draw:transform="rotate (1.5707963267949) translate (61.383cm 30.8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3cm 30.887cm)">
          <draw:text-box>
            <text:p><text:span text:style-name="T7">ZT16</text:span></text:p>
          </draw:text-box>
        </draw:frame>
        <draw:line draw:style-name="gr32" draw:text-style-name="P1" draw:layer="layout" svg:x1="63.229cm" svg:y1="28.5cm" svg:x2="63.229cm" svg:y2="28.754cm">
          <text:p/>
        </draw:line>
        <draw:line draw:style-name="gr32" draw:text-style-name="P1" draw:layer="layout" svg:x1="65.78cm" svg:y1="28.5cm" svg:x2="65.78cm" svg:y2="28.754cm">
          <text:p/>
        </draw:line>
        <draw:line draw:style-name="gr32" draw:text-style-name="P1" draw:layer="layout" svg:x1="64.48cm" svg:y1="28.5cm" svg:x2="64.48cm" svg:y2="28.754cm">
          <text:p/>
        </draw:line>
        <draw:frame draw:style-name="gr18" draw:text-style-name="P12" draw:layer="layout" svg:width="3.129cm" svg:height="1.668cm" draw:transform="rotate (1.5707963267949) translate (63.983cm 30.8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3cm 30.8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3cm" svg:y="27.2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5cm" svg:y1="28.5cm" svg:x2="58.15cm" svg:y2="28.754cm">
          <text:p/>
        </draw:line>
        <draw:custom-shape draw:style-name="gr37" draw:text-style-name="P16" draw:layer="layout" svg:width="2.579cm" svg:height="0.762cm" svg:x="65.71cm" svg:y="27.7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8.289cm" svg:y="27.7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3cm 30.8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3cm 30.867cm)">
          <draw:text-box>
            <text:p><text:span text:style-name="T3">ZT8</text:span></text:p>
          </draw:text-box>
        </draw:frame>
        <draw:line draw:style-name="gr9" draw:text-style-name="P1" draw:layer="layout" svg:x1="68.269cm" svg:y1="28.48cm" svg:x2="68.269cm" svg:y2="28.734cm">
          <text:p/>
        </draw:line>
        <draw:line draw:style-name="gr32" draw:text-style-name="P1" draw:layer="layout" svg:x1="66.969cm" svg:y1="28.48cm" svg:x2="66.969cm" svg:y2="28.734cm">
          <text:p/>
        </draw:line>
        <draw:line draw:style-name="gr32" draw:text-style-name="P1" draw:layer="layout" svg:x1="68.269cm" svg:y1="28.48cm" svg:x2="68.269cm" svg:y2="28.734cm">
          <text:p/>
        </draw:line>
        <draw:line draw:style-name="gr9" draw:text-style-name="P1" draw:layer="layout" svg:x1="70.82cm" svg:y1="28.48cm" svg:x2="70.82cm" svg:y2="28.734cm">
          <text:p/>
        </draw:line>
        <draw:line draw:style-name="gr32" draw:text-style-name="P1" draw:layer="layout" svg:x1="69.52cm" svg:y1="28.48cm" svg:x2="69.52cm" svg:y2="28.734cm">
          <text:p/>
        </draw:line>
        <draw:frame draw:style-name="gr18" draw:text-style-name="P8" draw:layer="layout" svg:width="2.793cm" svg:height="1.668cm" draw:transform="rotate (1.5707963267949) translate (68.963cm 30.8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3cm 30.867cm)">
          <draw:text-box>
            <text:p><text:span text:style-name="T3">ZT16</text:span></text:p>
          </draw:text-box>
        </draw:frame>
        <draw:line draw:style-name="gr32" draw:text-style-name="P1" draw:layer="layout" svg:x1="70.809cm" svg:y1="28.48cm" svg:x2="70.809cm" svg:y2="28.734cm">
          <text:p/>
        </draw:line>
        <draw:line draw:style-name="gr32" draw:text-style-name="P1" draw:layer="layout" svg:x1="73.36cm" svg:y1="28.48cm" svg:x2="73.36cm" svg:y2="28.734cm">
          <text:p/>
        </draw:line>
        <draw:line draw:style-name="gr32" draw:text-style-name="P1" draw:layer="layout" svg:x1="72.06cm" svg:y1="28.48cm" svg:x2="72.06cm" svg:y2="28.734cm">
          <text:p/>
        </draw:line>
        <draw:frame draw:style-name="gr18" draw:text-style-name="P8" draw:layer="layout" svg:width="4.826cm" svg:height="1.668cm" draw:transform="rotate (1.5707963267949) translate (71.563cm 30.8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3cm 30.8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3cm" svg:y="27.1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3cm" svg:y1="28.48cm" svg:x2="65.73cm" svg:y2="28.734cm">
          <text:p/>
        </draw:line>
        <draw:custom-shape draw:style-name="gr37" draw:text-style-name="P16" draw:layer="layout" svg:width="2.579cm" svg:height="0.762cm" svg:x="73.39cm" svg:y="27.7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75.969cm" svg:y="27.7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3cm 30.8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3cm 30.847cm)">
          <draw:text-box>
            <text:p><text:span text:style-name="T3">ZT8</text:span></text:p>
          </draw:text-box>
        </draw:frame>
        <draw:line draw:style-name="gr9" draw:text-style-name="P1" draw:layer="layout" svg:x1="75.949cm" svg:y1="28.46cm" svg:x2="75.949cm" svg:y2="28.714cm">
          <text:p/>
        </draw:line>
        <draw:line draw:style-name="gr32" draw:text-style-name="P1" draw:layer="layout" svg:x1="74.649cm" svg:y1="28.46cm" svg:x2="74.649cm" svg:y2="28.714cm">
          <text:p/>
        </draw:line>
        <draw:line draw:style-name="gr32" draw:text-style-name="P1" draw:layer="layout" svg:x1="75.949cm" svg:y1="28.46cm" svg:x2="75.949cm" svg:y2="28.714cm">
          <text:p/>
        </draw:line>
        <draw:line draw:style-name="gr9" draw:text-style-name="P1" draw:layer="layout" svg:x1="78.5cm" svg:y1="28.46cm" svg:x2="78.5cm" svg:y2="28.714cm">
          <text:p/>
        </draw:line>
        <draw:line draw:style-name="gr32" draw:text-style-name="P1" draw:layer="layout" svg:x1="77.2cm" svg:y1="28.46cm" svg:x2="77.2cm" svg:y2="28.714cm">
          <text:p/>
        </draw:line>
        <draw:frame draw:style-name="gr18" draw:text-style-name="P8" draw:layer="layout" svg:width="3.129cm" svg:height="1.668cm" draw:transform="rotate (1.5707963267949) translate (76.643cm 30.8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3cm 30.847cm)">
          <draw:text-box>
            <text:p><text:span text:style-name="T3">ZT16</text:span></text:p>
          </draw:text-box>
        </draw:frame>
        <draw:line draw:style-name="gr32" draw:text-style-name="P1" draw:layer="layout" svg:x1="78.489cm" svg:y1="28.46cm" svg:x2="78.489cm" svg:y2="28.714cm">
          <text:p/>
        </draw:line>
        <draw:line draw:style-name="gr32" draw:text-style-name="P1" draw:layer="layout" svg:x1="81.04cm" svg:y1="28.46cm" svg:x2="81.04cm" svg:y2="28.714cm">
          <text:p/>
        </draw:line>
        <draw:line draw:style-name="gr32" draw:text-style-name="P1" draw:layer="layout" svg:x1="79.74cm" svg:y1="28.46cm" svg:x2="79.74cm" svg:y2="28.714cm">
          <text:p/>
        </draw:line>
        <draw:frame draw:style-name="gr18" draw:text-style-name="P8" draw:layer="layout" svg:width="4.826cm" svg:height="1.668cm" draw:transform="rotate (1.5707963267949) translate (79.243cm 30.8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3cm" svg:y="27.1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1cm" svg:y1="28.46cm" svg:x2="73.41cm" svg:y2="28.714cm">
          <text:p/>
        </draw:line>
        <draw:custom-shape draw:style-name="gr26" draw:text-style-name="P6" draw:layer="layout" svg:width="3.454cm" svg:height="1.88cm" svg:x="59.297cm" svg:y="25.8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6.645cm" svg:height="2.114cm" svg:x="-0.17cm" svg:y="30.7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2cm" svg:height="27.275cm" svg:x="2.794cm" svg:y="3.194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40" draw:text-style-name="P6" draw:layer="layout" svg:width="5.588cm" svg:height="29.288cm" svg:x="0.17cm" svg:y="1.5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5.588cm" svg:height="29.288cm" svg:x="19.27cm" svg:y="1.52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0.787cm" svg:y="0.146cm">
          <draw:text-box>
            <text:p text:style-name="P18"><text:span text:style-name="T6">(A)</text:span></text:p>
          </draw:text-box>
        </draw:frame>
        <draw:frame draw:style-name="gr23" draw:text-style-name="P10" draw:layer="layout" svg:width="6.25cm" svg:height="2.596cm" svg:x="28.287cm" svg:y="0.146cm">
          <draw:text-box>
            <text:p><text:span text:style-name="T6">(B)</text:span></text:p>
          </draw:text-box>
        </draw:frame>
        <draw:frame draw:style-name="gr41" draw:text-style-name="P19" draw:layer="layout" svg:width="6.25cm" svg:height="2.046cm" svg:x="34.796cm" svg:y="33.046cm">
          <draw:text-box>
            <text:p><text:span text:style-name="T8">(D)</text:span></text:p>
          </draw:text-box>
        </draw:frame>
        <draw:frame draw:style-name="gr1" draw:text-style-name="P1" draw:layer="layout" svg:width="19.123cm" svg:height="18.949cm" svg:x="35.131cm" svg:y="32.68cm">
          <draw:image xlink:href="Pictures/100000000000019000000190998ECE14BEA8353B.png" xlink:type="simple" xlink:show="embed" xlink:actuate="onLoad" loext:mime-type="image/png">
            <text:p/>
          </draw:image>
        </draw:frame>
        <draw:custom-shape draw:style-name="gr42" draw:text-style-name="P2" draw:layer="layout" svg:width="1.75cm" svg:height="8.44cm" svg:x="34.088cm" svg:y="38.019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5.385cm" svg:height="1.829cm" svg:x="46.92cm" svg:y="46.646cm">
          <draw:text-box>
            <text:p><text:span text:style-name="T2">ZT0</text:span><text:span text:style-name="T9">1</text:span></text:p>
          </draw:text-box>
        </draw:frame>
        <draw:frame draw:style-name="gr44" draw:text-style-name="P5" draw:layer="layout" svg:width="5.385cm" svg:height="1.85cm" svg:x="44.918cm" svg:y="45.204cm">
          <draw:text-box>
            <text:p><text:span text:style-name="T2">ZT0</text:span><text:span text:style-name="T9">2</text:span></text:p>
          </draw:text-box>
        </draw:frame>
        <draw:frame draw:style-name="gr45" draw:text-style-name="P5" draw:layer="layout" svg:width="5.361cm" svg:height="1.842cm" svg:x="44.81cm" svg:y="48.507cm">
          <draw:text-box>
            <text:p><text:span text:style-name="T2">ZT0</text:span><text:span text:style-name="T9">3</text:span></text:p>
          </draw:text-box>
        </draw:frame>
        <draw:frame draw:style-name="gr46" draw:text-style-name="P5" draw:layer="layout" svg:width="5.361cm" svg:height="1.822cm" svg:x="38.702cm" svg:y="43.118cm">
          <draw:text-box>
            <text:p><text:span text:style-name="T2">ZT4</text:span><text:span text:style-name="T9">1</text:span></text:p>
          </draw:text-box>
        </draw:frame>
        <draw:frame draw:style-name="gr46" draw:text-style-name="P5" draw:layer="layout" svg:width="5.385cm" svg:height="1.822cm" svg:x="38.129cm" svg:y="41.571cm">
          <draw:text-box>
            <text:p><text:span text:style-name="T2">ZT4</text:span><text:span text:style-name="T9">2</text:span></text:p>
          </draw:text-box>
        </draw:frame>
        <draw:frame draw:style-name="gr46" draw:text-style-name="P5" draw:layer="layout" svg:width="5.393cm" svg:height="1.822cm" svg:x="36.227cm" svg:y="43.118cm">
          <draw:text-box>
            <text:p><text:span text:style-name="T2">ZT4</text:span><text:span text:style-name="T9">3</text:span></text:p>
          </draw:text-box>
        </draw:frame>
        <draw:frame draw:style-name="gr47" draw:text-style-name="P5" draw:layer="layout" svg:width="5.352cm" svg:height="1.849cm" svg:x="39.251cm" svg:y="37.914cm">
          <draw:text-box>
            <text:p><text:span text:style-name="T2">ZT8</text:span><text:span text:style-name="T9">2</text:span></text:p>
          </draw:text-box>
        </draw:frame>
        <draw:frame draw:style-name="gr48" draw:text-style-name="P5" draw:layer="layout" svg:width="5.385cm" svg:height="1.844cm" svg:x="37.348cm" svg:y="38.921cm">
          <draw:text-box>
            <text:p><text:span text:style-name="T2">ZT8</text:span><text:span text:style-name="T9">1</text:span></text:p>
          </draw:text-box>
        </draw:frame>
        <draw:frame draw:style-name="gr49" draw:text-style-name="P5" draw:layer="layout" svg:width="5.353cm" svg:height="1.821cm" svg:x="35.686cm" svg:y="37.268cm">
          <draw:text-box>
            <text:p><text:span text:style-name="T2">ZT8</text:span><text:span text:style-name="T9">3</text:span></text:p>
          </draw:text-box>
        </draw:frame>
        <draw:frame draw:style-name="gr45" draw:text-style-name="P5" draw:layer="layout" svg:width="5.36cm" svg:height="1.842cm" svg:x="41.586cm" svg:y="33.406cm">
          <draw:text-box>
            <text:p><text:span text:style-name="T2">ZT12</text:span><text:span text:style-name="T9">1</text:span></text:p>
          </draw:text-box>
        </draw:frame>
        <draw:frame draw:style-name="gr50" draw:text-style-name="P5" draw:layer="layout" svg:width="5.353cm" svg:height="1.816cm" svg:x="44.369cm" svg:y="33.305cm">
          <draw:text-box>
            <text:p><text:span text:style-name="T2">ZT12</text:span><text:span text:style-name="T9">2</text:span></text:p>
          </draw:text-box>
        </draw:frame>
        <draw:frame draw:style-name="gr51" draw:text-style-name="P5" draw:layer="layout" svg:width="5.385cm" svg:height="1.826cm" svg:x="41.353cm" svg:y="35.283cm">
          <draw:text-box>
            <text:p><text:span text:style-name="T2">ZT12</text:span><text:span text:style-name="T9">3</text:span></text:p>
          </draw:text-box>
        </draw:frame>
        <draw:frame draw:style-name="gr52" draw:text-style-name="P5" draw:layer="layout" svg:width="5.353cm" svg:height="1.851cm" svg:x="49.055cm" svg:y="34.379cm">
          <draw:text-box>
            <text:p><text:span text:style-name="T2">ZT16</text:span><text:span text:style-name="T9">1</text:span></text:p>
          </draw:text-box>
        </draw:frame>
        <draw:frame draw:style-name="gr53" draw:text-style-name="P5" draw:layer="layout" svg:width="5.385cm" svg:height="1.848cm" svg:x="44.137cm" svg:y="35.388cm">
          <draw:text-box>
            <text:p><text:span text:style-name="T2">ZT16</text:span><text:span text:style-name="T9">2</text:span></text:p>
          </draw:text-box>
        </draw:frame>
        <draw:frame draw:style-name="gr53" draw:text-style-name="P5" draw:layer="layout" svg:width="5.393cm" svg:height="1.848cm" svg:x="46.472cm" svg:y="37.141cm">
          <draw:text-box>
            <text:p><text:span text:style-name="T2">ZT16</text:span><text:span text:style-name="T9">3</text:span></text:p>
          </draw:text-box>
        </draw:frame>
        <draw:custom-shape draw:style-name="gr54" draw:text-style-name="P2" draw:layer="layout" svg:width="3.132cm" svg:height="8.44cm" svg:x="51.122cm" svg:y="38.019cm">
          <text:p/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5.353cm" svg:height="1.847cm" svg:x="49.055cm" svg:y="41.004cm">
          <draw:text-box>
            <text:p><text:span text:style-name="T2">ZT20</text:span><text:span text:style-name="T9">1</text:span></text:p>
          </draw:text-box>
        </draw:frame>
        <draw:frame draw:style-name="gr56" draw:text-style-name="P5" draw:layer="layout" svg:width="5.385cm" svg:height="1.853cm" svg:x="48.923cm" svg:y="42.445cm">
          <draw:text-box>
            <text:p><text:span text:style-name="T2">ZT20</text:span><text:span text:style-name="T9">3</text:span></text:p>
          </draw:text-box>
        </draw:frame>
        <draw:frame draw:style-name="gr55" draw:text-style-name="P5" draw:layer="layout" svg:width="5.361cm" svg:height="1.847cm" svg:x="46.031cm" svg:y="41.004cm">
          <draw:text-box>
            <text:p><text:span text:style-name="T2">ZT20</text:span><text:span text:style-name="T9">2</text:span></text:p>
          </draw:text-box>
        </draw:frame>
        <draw:polygon draw:style-name="gr57" draw:text-style-name="P1" draw:layer="layout" svg:width="11.168cm" svg:height="10.443cm" draw:transform="skewX (0.00907571211037052) rotate (2.65674018738577) translate (46.2241440239782cm 47.6716986272222cm)" svg:viewBox="0 0 11169 10444" draw:points="64,0 9148,6 11169,4033 7780,10127 4383,10444 0,5935">
          <text:p/>
        </draw:polygon>
        <draw:custom-shape draw:style-name="gr58" draw:text-style-name="P2" draw:layer="layout" svg:width="9.518cm" svg:height="1.854cm" svg:x="38.193cm" svg:y="50.8cm">
          <text:p/>
          <draw:enhanced-geometry svg:viewBox="0 0 21600 21600" draw:type="rectangle" draw:enhanced-path="M 0 0 L 21600 0 21600 21600 0 21600 0 0 Z N"/>
        </draw:custom-shape>
        <draw:frame draw:style-name="gr59" draw:text-style-name="P20" draw:layer="layout" svg:width="5.385cm" svg:height="1.414cm" svg:x="42.575cm" svg:y="51.256cm">
          <draw:text-box>
            <text:p><text:span text:style-name="T10">PC1</text:span></text:p>
          </draw:text-box>
        </draw:frame>
        <draw:frame draw:style-name="gr60" draw:text-style-name="P20" draw:layer="layout" svg:width="5.303cm" svg:height="1.429cm" draw:transform="rotate (1.5707963267949) translate (34.103cm 41.824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46.8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43.2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9.3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5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0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35.0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05cm" svg:height="20.15cm" svg:x="61.367cm" svg:y="31.7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62" draw:text-style-name="P2" draw:layer="layout" svg:width="1.851cm" svg:height="9.013cm" svg:x="60.235cm" svg:y="37.197cm">
          <text:p/>
          <draw:enhanced-geometry svg:viewBox="0 0 21600 21600" draw:type="rectangle" draw:enhanced-path="M 0 0 L 21600 0 21600 21600 0 21600 0 0 Z N"/>
        </draw:custom-shape>
        <draw:frame draw:style-name="gr63" draw:text-style-name="P5" draw:layer="layout" svg:width="5.68cm" svg:height="1.965cm" svg:x="73.228cm" svg:y="47.3cm">
          <draw:text-box>
            <text:p><text:span text:style-name="T2">ZT8</text:span><text:span text:style-name="T9">3</text:span></text:p>
          </draw:text-box>
        </draw:frame>
        <draw:frame draw:style-name="gr63" draw:text-style-name="P5" draw:layer="layout" svg:width="5.68cm" svg:height="1.965cm" svg:x="67.94cm" svg:y="44.83cm">
          <draw:text-box>
            <text:p><text:span text:style-name="T2">ZT8</text:span><text:span text:style-name="T9">2</text:span></text:p>
          </draw:text-box>
        </draw:frame>
        <draw:frame draw:style-name="gr64" draw:text-style-name="P5" draw:layer="layout" svg:width="5.68cm" svg:height="1.966cm" svg:x="65.559cm" svg:y="41.335cm">
          <draw:text-box>
            <text:p><text:span text:style-name="T2">ZT8</text:span><text:span text:style-name="T9">1</text:span></text:p>
          </draw:text-box>
        </draw:frame>
        <draw:frame draw:style-name="gr63" draw:text-style-name="P5" draw:layer="layout" svg:width="5.68cm" svg:height="1.965cm" svg:x="64.262cm" svg:y="44.83cm">
          <draw:text-box>
            <text:p><text:span text:style-name="T2">ZT4</text:span><text:span text:style-name="T9">3</text:span></text:p>
          </draw:text-box>
        </draw:frame>
        <draw:frame draw:style-name="gr65" draw:text-style-name="P5" draw:layer="layout" svg:width="5.732cm" svg:height="1.975cm" svg:x="62.134cm" svg:y="38.605cm">
          <draw:text-box>
            <text:p><text:span text:style-name="T2">ZT4</text:span><text:span text:style-name="T9">2</text:span></text:p>
          </draw:text-box>
        </draw:frame>
        <draw:frame draw:style-name="gr66" draw:text-style-name="P5" draw:layer="layout" svg:width="5.732cm" svg:height="1.926cm" svg:x="62.134cm" svg:y="40.401cm">
          <draw:text-box>
            <text:p><text:span text:style-name="T2">ZT4</text:span><text:span text:style-name="T9">1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4" draw:text-style-name="P5" draw:layer="layout" svg:width="5.732cm" svg:height="1.966cm" svg:x="66.025cm" svg:y="37.118cm">
          <draw:text-box>
            <text:p><text:span text:style-name="T2">ZT0</text:span><text:span text:style-name="T9">2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8" draw:text-style-name="P5" draw:layer="layout" svg:width="5.68cm" svg:height="1.927cm" svg:x="71.213cm" svg:y="41.586cm">
          <draw:text-box>
            <text:p><text:span text:style-name="T2">ZT0</text:span><text:span text:style-name="T9">3</text:span></text:p>
          </draw:text-box>
        </draw:frame>
        <draw:frame draw:style-name="gr64" draw:text-style-name="P5" draw:layer="layout" svg:width="5.679cm" svg:height="1.966cm" svg:x="69.816cm" svg:y="34.648cm">
          <draw:text-box>
            <text:p><text:span text:style-name="T2">ZT20</text:span><text:span text:style-name="T9">2</text:span></text:p>
          </draw:text-box>
        </draw:frame>
        <draw:frame draw:style-name="gr69" draw:text-style-name="P5" draw:layer="layout" svg:width="5.732cm" svg:height="1.976cm" svg:x="69.916cm" svg:y="36.034cm">
          <draw:text-box>
            <text:p><text:span text:style-name="T2">ZT20</text:span><text:span text:style-name="T9">1</text:span></text:p>
          </draw:text-box>
        </draw:frame>
        <draw:frame draw:style-name="gr68" draw:text-style-name="P5" draw:layer="layout" svg:width="5.68cm" svg:height="1.927cm" svg:x="67.222cm" svg:y="39.939cm">
          <draw:text-box>
            <text:p><text:span text:style-name="T2">ZT20</text:span><text:span text:style-name="T9">3</text:span></text:p>
          </draw:text-box>
        </draw:frame>
        <draw:custom-shape draw:style-name="gr70" draw:text-style-name="P2" draw:layer="layout" svg:width="3.329cm" svg:height="9.013cm" svg:x="78.119cm" svg:y="37.197cm">
          <text:p/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5.68cm" svg:height="1.964cm" svg:x="73.228cm" svg:y="35.934cm">
          <draw:text-box>
            <text:p><text:span text:style-name="T2">ZT16</text:span><text:span text:style-name="T9">1</text:span></text:p>
          </draw:text-box>
        </draw:frame>
        <draw:frame draw:style-name="gr63" draw:text-style-name="P5" draw:layer="layout" svg:width="5.68cm" svg:height="1.965cm" svg:x="71.578cm" svg:y="40.151cm">
          <draw:text-box>
            <text:p><text:span text:style-name="T2">ZT16</text:span><text:span text:style-name="T9">3</text:span></text:p>
          </draw:text-box>
        </draw:frame>
        <draw:frame draw:style-name="gr69" draw:text-style-name="P5" draw:layer="layout" svg:width="5.68cm" svg:height="1.976cm" svg:x="70.068cm" svg:y="37.681cm">
          <draw:text-box>
            <text:p><text:span text:style-name="T2">ZT16</text:span><text:span text:style-name="T9">2</text:span></text:p>
          </draw:text-box>
        </draw:frame>
        <draw:frame draw:style-name="gr63" draw:text-style-name="P5" draw:layer="layout" svg:width="5.68cm" svg:height="1.965cm" svg:x="76.087cm" svg:y="38.504cm">
          <draw:text-box>
            <text:p><text:span text:style-name="T2">ZT12</text:span><text:span text:style-name="T9">3</text:span></text:p>
          </draw:text-box>
        </draw:frame>
        <draw:frame draw:style-name="gr64" draw:text-style-name="P5" draw:layer="layout" svg:width="5.68cm" svg:height="1.966cm" svg:x="76.087cm" svg:y="42.259cm">
          <draw:text-box>
            <text:p><text:span text:style-name="T2">ZT12</text:span><text:span text:style-name="T9">2</text:span></text:p>
          </draw:text-box>
        </draw:frame>
        <draw:frame draw:style-name="gr65" draw:text-style-name="P5" draw:layer="layout" svg:width="5.68cm" svg:height="1.975cm" svg:x="76.653cm" svg:y="40.04cm">
          <draw:text-box>
            <text:p><text:span text:style-name="T2">ZT12</text:span><text:span text:style-name="T9">1</text:span></text:p>
          </draw:text-box>
        </draw:frame>
        <draw:polygon draw:style-name="gr72" draw:text-style-name="P1" draw:layer="layout" svg:width="9.771cm" svg:height="6.763cm" draw:transform="skewX (-0.00872664625997167) rotate (-2.43578150408329) translate (76.1141832427247cm 40.884671724138cm)" svg:viewBox="0 0 9772 6764" draw:points="3863,6471 9772,6456 7116,866 0,0 1150,4142 2824,6764">
          <text:p/>
        </draw:polygon>
        <draw:custom-shape draw:style-name="gr73" draw:text-style-name="P2" draw:layer="layout" svg:width="10.056cm" svg:height="1.979cm" svg:x="65.31cm" svg:y="51.025cm">
          <text:p/>
          <draw:enhanced-geometry svg:viewBox="0 0 21600 21600" draw:type="rectangle" draw:enhanced-path="M 0 0 L 21600 0 21600 21600 0 21600 0 0 Z N"/>
        </draw:custom-shape>
        <draw:frame draw:style-name="gr74" draw:text-style-name="P20" draw:layer="layout" svg:width="5.68cm" svg:height="1.512cm" svg:x="68.984cm" svg:y="51.507cm">
          <draw:text-box>
            <text:p><text:span text:style-name="T10">PC1</text:span></text:p>
          </draw:text-box>
        </draw:frame>
        <draw:frame draw:style-name="gr75" draw:text-style-name="P20" draw:layer="layout" svg:width="5.674cm" svg:height="1.464cm" draw:transform="rotate (1.5707963267949) translate (60.251cm 41.271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62.051cm" svg:y="48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2.051cm" svg:y="44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9.7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5.6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5.9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9.7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73.751cm" svg:y="50.398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33.896cm" svg:y="33.046cm">
          <draw:text-box>
            <text:p><text:span text:style-name="T6">(D)</text:span></text:p>
          </draw:text-box>
        </draw:frame>
        <draw:frame draw:style-name="gr23" draw:text-style-name="P10" draw:layer="layout" svg:width="6.25cm" svg:height="2.596cm" svg:x="59.896cm" svg:y="33.046cm">
          <draw:text-box>
            <text:p><text:span text:style-name="T6">(E)</text:span></text:p>
          </draw:text-box>
        </draw:frame>
        <draw:line draw:style-name="gr76" draw:text-style-name="P1" draw:layer="layout" svg:x1="21.336cm" svg:y1="5.334cm" svg:x2="12.7cm" svg:y2="9.906cm">
          <text:p/>
        </draw:line>
        <draw:line draw:style-name="gr76" draw:text-style-name="P1" draw:layer="layout" svg:x1="4.426cm" svg:y1="16.764cm" svg:x2="10.34cm" svg:y2="16.764cm">
          <text:p/>
        </draw:line>
        <draw:line draw:style-name="gr76" draw:text-style-name="P1" draw:layer="layout" svg:x1="3.67cm" svg:y1="26.164cm" svg:x2="10.6cm" svg:y2="26.164cm">
          <text:p/>
        </draw:line>
        <draw:line draw:style-name="gr76" draw:text-style-name="P1" draw:layer="layout" svg:x1="22.152cm" svg:y1="22.976cm" svg:x2="13.262cm" svg:y2="21.706cm">
          <text:p/>
        </draw:line>
        <draw:line draw:style-name="gr76" draw:text-style-name="P1" draw:layer="layout" svg:x1="3.086cm" svg:y1="5.464cm" svg:x2="9cm" svg:y2="5.464cm">
          <text:p/>
        </draw:line>
        <draw:line draw:style-name="gr76" draw:text-style-name="P1" draw:layer="layout" svg:x1="22.606cm" svg:y1="14.224cm" svg:x2="12.4cm" svg:y2="14.964cm">
          <text:p/>
        </draw:line>
        <draw:frame draw:style-name="gr77" draw:text-style-name="P21" draw:layer="layout" svg:width="2.723cm" svg:height="2.046cm" svg:x="2.387cm" svg:y="15.746cm">
          <draw:text-box>
            <text:p text:style-name="P18"><text:span text:style-name="T11">(1)</text:span></text:p>
          </draw:text-box>
        </draw:frame>
        <draw:frame draw:style-name="gr78" draw:text-style-name="P21" draw:layer="layout" svg:width="2.723cm" svg:height="2.046cm" svg:x="1.588cm" svg:y="25.046cm">
          <draw:text-box>
            <text:p text:style-name="P18"><text:span text:style-name="T11">(3)</text:span></text:p>
          </draw:text-box>
        </draw:frame>
        <draw:frame draw:style-name="gr79" draw:text-style-name="P21" draw:layer="layout" svg:width="2.723cm" svg:height="2.046cm" svg:x="22.677cm" svg:y="22.098cm">
          <draw:text-box>
            <text:p text:style-name="P18"><text:span text:style-name="T11">(2)</text:span></text:p>
          </draw:text-box>
        </draw:frame>
        <draw:frame draw:style-name="gr80" draw:text-style-name="P21" draw:layer="layout" svg:width="2.723cm" svg:height="2.046cm" svg:x="21.278cm" svg:y="4.498cm">
          <draw:text-box>
            <text:p text:style-name="P18"><text:span text:style-name="T11">(4)</text:span></text:p>
          </draw:text-box>
        </draw:frame>
        <draw:frame draw:style-name="gr81" draw:text-style-name="P21" draw:layer="layout" svg:width="2.723cm" svg:height="2.046cm" svg:x="0.879cm" svg:y="4.498cm">
          <draw:text-box>
            <text:p text:style-name="P18"><text:span text:style-name="T11">(5)</text:span></text:p>
          </draw:text-box>
        </draw:frame>
        <draw:frame draw:style-name="gr82" draw:text-style-name="P21" draw:layer="layout" svg:width="2.723cm" svg:height="2.046cm" svg:x="22.78cm" svg:y="13.298cm">
          <draw:text-box>
            <text:p text:style-name="P18"><text:span text:style-name="T11">(6)</text:span></text:p>
          </draw:text-box>
        </draw:frame>
        <presentation:notes draw:style-name="dp2">
          <draw:page-thumbnail draw:style-name="gr83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922cm" fo:page-height="54.8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882cm" svg:x="1cm" svg:y="3.331cm"/>
      <draw:page-thumbnail draw:layer="backgroundobjects" svg:width="8.999cm" svg:height="5.882cm" svg:x="1cm" svg:y="11.907cm"/>
      <draw:page-thumbnail draw:layer="backgroundobjects" svg:width="8.999cm" svg:height="5.882cm" svg:x="1cm" svg:y="20.483cm"/>
      <draw:page-thumbnail draw:layer="backgroundobjects" svg:width="8.999cm" svg:height="5.882cm" svg:x="11cm" svg:y="3.331cm"/>
      <draw:page-thumbnail draw:layer="backgroundobjects" svg:width="8.999cm" svg:height="5.882cm" svg:x="11cm" svg:y="11.907cm"/>
      <draw:page-thumbnail draw:layer="backgroundobjects" svg:width="8.999cm" svg:height="5.882cm" svg:x="11cm" svg:y="20.483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07T09:15:06.960285140</dc:date>
    <meta:editing-duration>PT11H44M39S</meta:editing-duration>
    <meta:editing-cycles>27</meta:editing-cycles>
    <meta:generator>LibreOffice/6.4.7.2$Linux_X86_64 LibreOffice_project/40$Build-2</meta:generator>
    <meta:document-statistic meta:object-count="634"/>
  </office:meta>
</office:document-meta>
</file>